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Consolas" svg:font-family="Consolas, 'Courier New', monospace"/>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avid CLM2" svg:font-family="'David CLM'"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4.3826in" fo:margin-top="0in" fo:margin-bottom="0in" table:align="center" style:writing-mode="rl-tb"/>
    </style:style>
    <style:style style:name="Table2.A" style:family="table-column">
      <style:table-column-properties style:column-width="1.1125in"/>
    </style:style>
    <style:style style:name="Table2.B" style:family="table-column">
      <style:table-column-properties style:column-width="1.1146in"/>
    </style:style>
    <style:style style:name="Table2.C" style:family="table-column">
      <style:table-column-properties style:column-width="1.1132in"/>
    </style:style>
    <style:style style:name="Table2.D" style:family="table-column">
      <style:table-column-properties style:column-width="1.0424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writing-mode="rl-tb"/>
    </style:style>
    <style:style style:name="Table2.D1" style:family="table-cell">
      <style:table-cell-properties fo:padding="0.0382in" fo:border="0.25pt solid #000000" style:writing-mode="rl-tb"/>
    </style:style>
    <style:style style:name="Table2.A2" style:family="table-cell">
      <style:table-cell-properties fo:padding="0.0382in" fo:border-left="0.25pt solid #000000" fo:border-right="none" fo:border-top="none" fo:border-bottom="0.25pt solid #000000" style:writing-mode="rl-tb"/>
    </style:style>
    <style:style style:name="Table2.D2" style:family="table-cell">
      <style:table-cell-properties fo:padding="0.0382in" fo:border-left="0.25pt solid #000000" fo:border-right="0.25pt solid #000000" fo:border-top="none" fo:border-bottom="0.2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text-align="end" style:justify-single-word="false" style:writing-mode="rl-tb"/>
      <style:text-properties style:font-name="Monospace" fo:language="en" fo:country="US" officeooo:rsid="08209995" officeooo:paragraph-rsid="07a6a8e1" style:font-size-asian="10.5pt" style:font-name-complex="David CLM1" style:font-weight-complex="normal"/>
    </style:style>
    <style:style style:name="P4" style:family="paragraph" style:parent-style-name="Code">
      <style:paragraph-properties fo:text-align="start" style:justify-single-word="false" style:writing-mode="lr-tb"/>
      <style:text-properties officeooo:paragraph-rsid="07dc86a7"/>
    </style:style>
    <style:style style:name="P5" style:family="paragraph" style:parent-style-name="Code">
      <style:paragraph-properties fo:text-align="start" style:justify-single-word="false" style:writing-mode="lr-tb"/>
      <style:text-properties officeooo:paragraph-rsid="07e13dd7"/>
    </style:style>
    <style:style style:name="P6" style:family="paragraph" style:parent-style-name="Code">
      <style:paragraph-properties fo:text-align="start" style:justify-single-word="false" style:writing-mode="lr-tb"/>
      <style:text-properties fo:color="#000000" loext:opacity="100%" style:font-name="Consolas" fo:font-size="10.5pt" fo:font-weight="normal" officeooo:paragraph-rsid="07dc86a7" fo:background-color="#ffffff"/>
    </style:style>
    <style:style style:name="P7" style:family="paragraph" style:parent-style-name="Code">
      <style:paragraph-properties fo:text-align="start" style:justify-single-word="false" style:writing-mode="lr-tb"/>
      <style:text-properties fo:language="en" fo:country="US" officeooo:rsid="07dfc9ac" officeooo:paragraph-rsid="07dfc9ac"/>
    </style:style>
    <style:style style:name="P8" style:family="paragraph" style:parent-style-name="Standard">
      <style:paragraph-properties fo:text-align="start" style:justify-single-word="false" style:writing-mode="lr-tb"/>
      <style:text-properties fo:color="#000000" loext:opacity="100%" style:font-name="Consolas" fo:font-size="10.5pt" fo:font-weight="normal" officeooo:paragraph-rsid="07c066e2" fo:background-color="#ffffff"/>
    </style:style>
    <style:style style:name="P9" style:family="paragraph" style:parent-style-name="Heading_20_2">
      <style:text-properties officeooo:paragraph-rsid="07a6a8e1"/>
    </style:style>
    <style:style style:name="P10" style:family="paragraph" style:parent-style-name="Heading_20_2">
      <style:text-properties officeooo:paragraph-rsid="07c620a3"/>
    </style:style>
    <style:style style:name="P11" style:family="paragraph" style:parent-style-name="Standard">
      <style:text-properties style:font-name="Monospace" fo:language="en" fo:country="US" officeooo:rsid="080789ce" officeooo:paragraph-rsid="080789ce" style:font-size-asian="10.5pt" style:font-name-complex="David CLM1" style:font-weight-complex="normal"/>
    </style:style>
    <style:style style:name="P12" style:family="paragraph" style:parent-style-name="Standard">
      <style:text-properties officeooo:paragraph-rsid="07b87e64"/>
    </style:style>
    <style:style style:name="P13" style:family="paragraph" style:parent-style-name="Standard">
      <style:text-properties officeooo:paragraph-rsid="07ba2049"/>
    </style:style>
    <style:style style:name="P14" style:family="paragraph" style:parent-style-name="Standard">
      <style:text-properties officeooo:rsid="07bb7bef" officeooo:paragraph-rsid="07be1476"/>
    </style:style>
    <style:style style:name="P15" style:family="paragraph" style:parent-style-name="Standard">
      <style:text-properties officeooo:paragraph-rsid="07be1476"/>
    </style:style>
    <style:style style:name="P16" style:family="paragraph" style:parent-style-name="Standard">
      <style:text-properties officeooo:paragraph-rsid="07bfedc6"/>
    </style:style>
    <style:style style:name="P17" style:family="paragraph" style:parent-style-name="Standard">
      <style:text-properties officeooo:rsid="07c066e2" officeooo:paragraph-rsid="07c066e2"/>
    </style:style>
    <style:style style:name="P18" style:family="paragraph" style:parent-style-name="Standard">
      <style:text-properties officeooo:paragraph-rsid="07c066e2"/>
    </style:style>
    <style:style style:name="P19" style:family="paragraph" style:parent-style-name="Standard">
      <style:text-properties officeooo:paragraph-rsid="07c7fe33"/>
    </style:style>
    <style:style style:name="P20" style:family="paragraph" style:parent-style-name="Standard">
      <style:text-properties officeooo:paragraph-rsid="07c9afc1"/>
    </style:style>
    <style:style style:name="P21" style:family="paragraph" style:parent-style-name="Standard">
      <style:text-properties fo:color="#000000" loext:opacity="100%" style:font-name="Consolas" fo:font-size="10.5pt" fo:font-weight="normal" officeooo:rsid="07dcefe7" officeooo:paragraph-rsid="07dcefe7" fo:background-color="#ffffff"/>
    </style:style>
    <style:style style:name="P22" style:family="paragraph" style:parent-style-name="Standard">
      <style:text-properties officeooo:paragraph-rsid="07e7934a"/>
    </style:style>
    <style:style style:name="P23" style:family="paragraph" style:parent-style-name="Standard">
      <style:text-properties officeooo:paragraph-rsid="0800e119"/>
    </style:style>
    <style:style style:name="P24" style:family="paragraph" style:parent-style-name="Standard">
      <style:text-properties officeooo:paragraph-rsid="0806c3f6"/>
    </style:style>
    <style:style style:name="P25" style:family="paragraph" style:parent-style-name="Standard">
      <style:paragraph-properties fo:margin-top="0.0799in" fo:margin-bottom="0.1965in" style:contextual-spacing="false" style:line-height-at-least="0.198in" fo:text-align="end" style:justify-single-word="false" style:writing-mode="rl-tb"/>
      <style:text-properties fo:color="#000000" loext:opacity="100%" style:font-name="Consolas" fo:font-size="10.5pt" fo:language="en" fo:country="US" fo:font-weight="normal" officeooo:rsid="07e286f8" officeooo:paragraph-rsid="07e286f8" fo:background-color="#ffffff" style:font-size-asian="10.5pt" style:font-name-complex="David CLM1" style:font-weight-complex="normal"/>
    </style:style>
    <style:style style:name="P26" style:family="paragraph" style:parent-style-name="Heading_20_1">
      <style:paragraph-properties fo:margin-top="0.1965in" fo:margin-bottom="0in" style:contextual-spacing="false" fo:line-height="100%" fo:text-align="end" style:justify-single-word="false" style:writing-mode="rl-tb"/>
      <style:text-properties officeooo:paragraph-rsid="06e928d1"/>
    </style:style>
    <style:style style:name="P27" style:family="paragraph" style:parent-style-name="Standard" style:list-style-name="L1">
      <style:text-properties officeooo:paragraph-rsid="07bfd751"/>
    </style:style>
    <style:style style:name="P28" style:family="paragraph" style:parent-style-name="Standard" style:list-style-name="L1">
      <style:text-properties style:font-name="Monospace" fo:language="en" fo:country="US" officeooo:rsid="07bfd751" officeooo:paragraph-rsid="07bfd751" style:font-size-asian="10.5pt" style:font-name-complex="David CLM1" style:font-weight-complex="normal"/>
    </style:style>
    <style:style style:name="P29" style:family="paragraph" style:parent-style-name="Standard">
      <style:text-properties style:font-name="Monospace" fo:language="en" fo:country="US" officeooo:rsid="07dc8e98" officeooo:paragraph-rsid="07c066e2" style:font-size-asian="10.5pt" style:font-name-complex="David CLM1" style:font-weight-complex="normal"/>
    </style:style>
    <style:style style:name="P30" style:family="paragraph" style:parent-style-name="Standard">
      <style:text-properties style:font-name="Monospace" fo:language="en" fo:country="US" officeooo:rsid="07c48a4e" officeooo:paragraph-rsid="07c7fe33" style:font-size-asian="10.5pt" style:font-name-complex="David CLM1" style:font-weight-complex="normal"/>
    </style:style>
    <style:style style:name="P31" style:family="paragraph" style:parent-style-name="Standard">
      <style:text-properties style:font-name="Monospace" fo:language="en" fo:country="US" officeooo:rsid="07d1c95e" officeooo:paragraph-rsid="07d1c95e" style:font-size-asian="10.5pt" style:font-name-complex="David CLM1" style:font-weight-complex="normal"/>
    </style:style>
    <style:style style:name="P32" style:family="paragraph" style:parent-style-name="Standard">
      <style:text-properties style:font-name="Monospace" fo:language="en" fo:country="US" officeooo:rsid="08209995" officeooo:paragraph-rsid="07a6a8e1" style:font-size-asian="10.5pt" style:font-name-complex="David CLM1" style:font-weight-complex="normal"/>
    </style:style>
    <style:style style:name="P33" style:family="paragraph" style:parent-style-name="Standard">
      <style:text-properties style:font-name="Monospace" fo:language="en" fo:country="US" fo:font-weight="normal" officeooo:rsid="07f0ee0a" officeooo:paragraph-rsid="07f0ee0a" style:font-size-asian="10.5pt" style:font-weight-asian="normal" style:font-name-complex="David CLM1" style:font-weight-complex="normal"/>
    </style:style>
    <style:style style:name="P34" style:family="paragraph" style:parent-style-name="Standard">
      <style:text-properties style:font-name="Monospace" fo:language="en" fo:country="US" fo:font-weight="normal" officeooo:rsid="07fba020" officeooo:paragraph-rsid="0806c3f6" style:font-size-asian="10.5pt" style:font-weight-asian="normal" style:font-name-complex="David CLM1" style:font-weight-complex="normal"/>
    </style:style>
    <style:style style:name="P35" style:family="paragraph" style:parent-style-name="Standard" style:list-style-name="L2">
      <style:text-properties style:font-name="Monospace" fo:language="en" fo:country="US" fo:font-weight="normal" officeooo:rsid="07fd170e" officeooo:paragraph-rsid="07fd170e" style:font-size-asian="10.5pt" style:font-weight-asian="normal" style:font-name-complex="David CLM1" style:font-weight-complex="normal"/>
    </style:style>
    <style:style style:name="P36" style:family="paragraph" style:parent-style-name="Standard" style:list-style-name="L2">
      <style:text-properties officeooo:rsid="07fd170e" officeooo:paragraph-rsid="07fd170e"/>
    </style:style>
    <style:style style:name="P37" style:family="paragraph" style:parent-style-name="Standard" style:list-style-name="L3">
      <style:text-properties officeooo:paragraph-rsid="0834ab0a"/>
    </style:style>
    <style:style style:name="P38" style:family="paragraph" style:parent-style-name="Standard">
      <style:text-properties fo:language="en" fo:country="US" officeooo:rsid="08072e62" officeooo:paragraph-rsid="081828bc"/>
    </style:style>
    <style:style style:name="P39" style:family="paragraph" style:parent-style-name="Standard" style:list-style-name="L4">
      <style:text-properties officeooo:rsid="07cdf574" officeooo:paragraph-rsid="07cdf574"/>
    </style:style>
    <style:style style:name="P40" style:family="paragraph" style:parent-style-name="Standard" style:list-style-name="L4">
      <style:text-properties officeooo:rsid="07cd1679" officeooo:paragraph-rsid="07cd1679"/>
    </style:style>
    <style:style style:name="P41" style:family="paragraph" style:parent-style-name="Standard" style:list-style-name="L9">
      <style:text-properties officeooo:paragraph-rsid="08110c28"/>
    </style:style>
    <style:style style:name="P42" style:family="paragraph" style:parent-style-name="Standard" style:list-style-name="L9">
      <style:text-properties officeooo:paragraph-rsid="081828bc"/>
    </style:style>
    <style:style style:name="P43" style:family="paragraph" style:parent-style-name="Standard">
      <style:text-properties officeooo:paragraph-rsid="08143ab6"/>
    </style:style>
    <style:style style:name="P44" style:family="paragraph" style:parent-style-name="Standard" style:list-style-name="L9">
      <style:text-properties officeooo:rsid="081c1b6c" officeooo:paragraph-rsid="08359393"/>
    </style:style>
    <style:style style:name="P45" style:family="paragraph" style:parent-style-name="Standard">
      <style:text-properties officeooo:rsid="0824acf7" officeooo:paragraph-rsid="0824acf7"/>
    </style:style>
    <style:style style:name="P46" style:family="paragraph" style:parent-style-name="Standard">
      <style:text-properties officeooo:paragraph-rsid="08312e92"/>
    </style:style>
    <style:style style:name="P47" style:family="paragraph" style:parent-style-name="Standard">
      <style:text-properties officeooo:paragraph-rsid="080789ce"/>
    </style:style>
    <style:style style:name="P48" style:family="paragraph" style:parent-style-name="Standard">
      <style:text-properties officeooo:paragraph-rsid="0834f549"/>
    </style:style>
    <style:style style:name="P49" style:family="paragraph" style:parent-style-name="Standard">
      <style:text-properties officeooo:paragraph-rsid="083903a7"/>
    </style:style>
    <style:style style:name="P50" style:family="paragraph" style:parent-style-name="Standard">
      <style:text-properties officeooo:paragraph-rsid="083a3819"/>
    </style:style>
    <style:style style:name="P51" style:family="paragraph" style:parent-style-name="Standard" style:list-style-name="L4">
      <style:text-properties officeooo:rsid="083b7441" officeooo:paragraph-rsid="083b7441"/>
    </style:style>
    <style:style style:name="P52" style:family="paragraph" style:parent-style-name="Standard">
      <style:paragraph-properties fo:text-align="start" style:justify-single-word="false" style:writing-mode="lr-tb"/>
      <style:text-properties style:font-name="Monospace" fo:language="en" fo:country="US" fo:font-weight="normal" officeooo:rsid="07f9a6c7" officeooo:paragraph-rsid="0806c3f6" style:font-size-asian="10.5pt" style:font-weight-asian="normal" style:font-name-complex="David CLM1" style:font-weight-complex="normal"/>
    </style:style>
    <style:style style:name="P53" style:family="paragraph" style:parent-style-name="Standard">
      <style:paragraph-properties fo:text-align="start" style:justify-single-word="false" style:writing-mode="lr-tb"/>
      <style:text-properties style:font-name="Monospace" fo:language="en" fo:country="US" fo:font-weight="normal" officeooo:rsid="07f9a6c7" officeooo:paragraph-rsid="08072e62" style:font-size-asian="10.5pt" style:font-weight-asian="normal" style:font-name-complex="David CLM1" style:font-weight-complex="normal"/>
    </style:style>
    <style:style style:name="P54" style:family="paragraph" style:parent-style-name="Standard">
      <style:paragraph-properties fo:text-align="start" style:justify-single-word="false" style:writing-mode="lr-tb"/>
      <style:text-properties fo:font-weight="normal" officeooo:rsid="083a3819" officeooo:paragraph-rsid="083a3819" style:font-weight-asian="normal" style:font-weight-complex="normal"/>
    </style:style>
    <style:style style:name="P55" style:family="paragraph" style:parent-style-name="Standard" style:list-style-name="L14">
      <style:paragraph-properties fo:text-align="start" style:justify-single-word="false" style:writing-mode="lr-tb"/>
      <style:text-properties officeooo:paragraph-rsid="088c48d0"/>
    </style:style>
    <style:style style:name="P56" style:family="paragraph" style:parent-style-name="Standard" style:list-style-name="L14">
      <style:paragraph-properties fo:text-align="start" style:justify-single-word="false" style:writing-mode="lr-tb"/>
      <style:text-properties officeooo:paragraph-rsid="088790f4"/>
    </style:style>
    <style:style style:name="P57" style:family="paragraph" style:parent-style-name="Standard">
      <style:paragraph-properties fo:text-align="end" style:justify-single-word="false" style:writing-mode="rl-tb"/>
      <style:text-properties style:font-name="Monospace" fo:language="en" fo:country="US" fo:font-weight="bold" officeooo:rsid="083b7441" officeooo:paragraph-rsid="083b7441" style:font-size-asian="10.5pt" style:font-weight-asian="bold" style:font-name-complex="David CLM1" style:font-weight-complex="normal"/>
    </style:style>
    <style:style style:name="P58" style:family="paragraph" style:parent-style-name="Standard">
      <style:paragraph-properties fo:text-align="end" style:justify-single-word="false" style:writing-mode="rl-tb"/>
      <style:text-properties style:font-name="Monospace" fo:language="en" fo:country="US" fo:font-weight="bold" officeooo:rsid="083b7441" officeooo:paragraph-rsid="084b6f51" style:font-size-asian="10.5pt" style:font-weight-asian="bold" style:font-name-complex="David CLM1" style:font-weight-complex="normal"/>
    </style:style>
    <style:style style:name="P59" style:family="paragraph" style:parent-style-name="Standard">
      <style:paragraph-properties fo:text-align="end" style:justify-single-word="false" style:writing-mode="rl-tb"/>
      <style:text-properties style:font-name="Monospace" fo:language="en" fo:country="US" fo:font-style="normal" fo:font-weight="normal" officeooo:rsid="088dd346" officeooo:paragraph-rsid="088dd346" style:font-size-asian="10.5pt" style:font-style-asian="normal" style:font-weight-asian="normal" style:font-name-complex="David CLM1" style:font-style-complex="normal" style:font-weight-complex="normal"/>
    </style:style>
    <style:style style:name="P60" style:family="paragraph" style:parent-style-name="Standard">
      <style:paragraph-properties fo:text-align="end" style:justify-single-word="false" style:writing-mode="rl-tb"/>
      <style:text-properties officeooo:paragraph-rsid="084f2411"/>
    </style:style>
    <style:style style:name="P61" style:family="paragraph" style:parent-style-name="Standard">
      <style:paragraph-properties fo:text-align="end" style:justify-single-word="false" style:writing-mode="rl-tb"/>
      <style:text-properties officeooo:paragraph-rsid="0852f24c"/>
    </style:style>
    <style:style style:name="P62" style:family="paragraph" style:parent-style-name="Standard">
      <style:paragraph-properties fo:text-align="end" style:justify-single-word="false" style:writing-mode="rl-tb"/>
      <style:text-properties officeooo:paragraph-rsid="0858b0dd"/>
    </style:style>
    <style:style style:name="P63" style:family="paragraph" style:parent-style-name="Standard" style:list-style-name="L11">
      <style:paragraph-properties fo:text-align="end" style:justify-single-word="false" style:writing-mode="rl-tb"/>
      <style:text-properties officeooo:paragraph-rsid="0858b0dd"/>
    </style:style>
    <style:style style:name="P64" style:family="paragraph" style:parent-style-name="Standard">
      <style:paragraph-properties fo:text-align="end" style:justify-single-word="false" style:writing-mode="rl-tb"/>
      <style:text-properties officeooo:paragraph-rsid="085a0d34"/>
    </style:style>
    <style:style style:name="P65" style:family="paragraph" style:parent-style-name="Standard">
      <style:paragraph-properties fo:text-align="end" style:justify-single-word="false" style:writing-mode="rl-tb"/>
      <style:text-properties officeooo:paragraph-rsid="086476bf"/>
    </style:style>
    <style:style style:name="P66" style:family="paragraph" style:parent-style-name="Standard" style:list-style-name="L12">
      <style:paragraph-properties fo:text-align="end" style:justify-single-word="false" style:writing-mode="rl-tb"/>
      <style:text-properties officeooo:paragraph-rsid="086b662e"/>
    </style:style>
    <style:style style:name="P67" style:family="paragraph" style:parent-style-name="Standard" style:list-style-name="L12">
      <style:paragraph-properties fo:text-align="end" style:justify-single-word="false" style:writing-mode="rl-tb"/>
      <style:text-properties officeooo:paragraph-rsid="086ca79f"/>
    </style:style>
    <style:style style:name="P68" style:family="paragraph" style:parent-style-name="Standard">
      <style:paragraph-properties fo:text-align="end" style:justify-single-word="false" style:writing-mode="rl-tb"/>
      <style:text-properties officeooo:paragraph-rsid="0871c12e"/>
    </style:style>
    <style:style style:name="P69" style:family="paragraph" style:parent-style-name="Standard">
      <style:paragraph-properties fo:text-align="end" style:justify-single-word="false" style:writing-mode="rl-tb"/>
      <style:text-properties officeooo:paragraph-rsid="0873bdc4"/>
    </style:style>
    <style:style style:name="P70" style:family="paragraph" style:parent-style-name="Standard">
      <style:paragraph-properties fo:text-align="end" style:justify-single-word="false" style:writing-mode="rl-tb"/>
      <style:text-properties officeooo:paragraph-rsid="087a5c29"/>
    </style:style>
    <style:style style:name="P71" style:family="paragraph" style:parent-style-name="Standard">
      <style:paragraph-properties fo:text-align="end" style:justify-single-word="false" style:writing-mode="rl-tb"/>
      <style:text-properties officeooo:paragraph-rsid="087b52d3"/>
    </style:style>
    <style:style style:name="P72" style:family="paragraph" style:parent-style-name="Standard" style:list-style-name="L14">
      <style:paragraph-properties fo:text-align="end" style:justify-single-word="false" style:writing-mode="rl-tb"/>
      <style:text-properties officeooo:paragraph-rsid="088143d6"/>
    </style:style>
    <style:style style:name="P73" style:family="paragraph" style:parent-style-name="Standard" style:list-style-name="L14">
      <style:paragraph-properties fo:text-align="end" style:justify-single-word="false" style:writing-mode="rl-tb"/>
      <style:text-properties officeooo:paragraph-rsid="08833943"/>
    </style:style>
    <style:style style:name="P74" style:family="paragraph" style:parent-style-name="Standard" style:list-style-name="L10">
      <style:paragraph-properties fo:text-align="end" style:justify-single-word="false" style:writing-mode="rl-tb"/>
      <style:text-properties officeooo:rsid="08460a20" officeooo:paragraph-rsid="08460a20"/>
    </style:style>
    <style:style style:name="P75" style:family="paragraph" style:parent-style-name="Standard">
      <style:paragraph-properties fo:text-align="end" style:justify-single-word="false" style:writing-mode="rl-tb"/>
      <style:text-properties officeooo:rsid="08460a20" officeooo:paragraph-rsid="08460a20"/>
    </style:style>
    <style:style style:name="P76" style:family="paragraph" style:parent-style-name="Standard" style:list-style-name="L12">
      <style:paragraph-properties fo:text-align="end" style:justify-single-word="false" style:writing-mode="rl-tb"/>
      <style:text-properties officeooo:rsid="08713095" officeooo:paragraph-rsid="0871c12e"/>
    </style:style>
    <style:style style:name="P77" style:family="paragraph" style:parent-style-name="Standard">
      <style:paragraph-properties fo:text-align="end" style:justify-single-word="false" style:writing-mode="rl-tb"/>
      <style:text-properties officeooo:rsid="087a5c29" officeooo:paragraph-rsid="087a5c29"/>
    </style:style>
    <style:style style:name="P78" style:family="paragraph" style:parent-style-name="Standard">
      <style:paragraph-properties fo:text-align="end" style:justify-single-word="false" style:writing-mode="rl-tb"/>
      <style:text-properties fo:font-style="normal" officeooo:rsid="087fe36a" officeooo:paragraph-rsid="08813a12" style:font-style-asian="normal" style:font-style-complex="normal"/>
    </style:style>
    <style:style style:name="P79" style:family="paragraph" style:parent-style-name="Standard" style:list-style-name="L14">
      <style:paragraph-properties fo:text-align="end" style:justify-single-word="false" style:writing-mode="rl-tb"/>
      <style:text-properties officeooo:rsid="088790f4" officeooo:paragraph-rsid="088c48d0"/>
    </style:style>
    <style:style style:name="P80" style:family="paragraph" style:parent-style-name="Table_20_Contents" style:list-style-name="WWNum2">
      <style:paragraph-properties fo:orphans="0" fo:widows="0"/>
      <style:text-properties officeooo:paragraph-rsid="07dc8e98"/>
    </style:style>
    <style:style style:name="P81" style:family="paragraph" style:parent-style-name="Table_20_Contents" style:list-style-name="WWNum2">
      <style:paragraph-properties fo:orphans="0" fo:widows="0"/>
      <style:text-properties style:font-name="Monospace" fo:language="en" fo:country="US" fo:font-weight="bold" officeooo:rsid="07dc8e98" officeooo:paragraph-rsid="07dc8e98" style:font-size-asian="10.5pt" style:font-weight-asian="bold" style:font-name-complex="David CLM1" style:font-weight-complex="bold"/>
    </style:style>
    <style:style style:name="P82" style:family="paragraph" style:parent-style-name="Table_20_Contents" style:list-style-name="WWNum2">
      <style:paragraph-properties fo:orphans="0" fo:widows="0"/>
      <style:text-properties style:font-name="Monospace" fo:font-weight="bold" officeooo:rsid="07dc8e98" officeooo:paragraph-rsid="07dc8e98" style:font-size-asian="10.5pt" style:font-weight-asian="bold" style:font-name-complex="David CLM1" style:font-weight-complex="bold"/>
    </style:style>
    <style:style style:name="P83" style:family="paragraph" style:parent-style-name="Table_20_Contents" style:list-style-name="WWNum2">
      <style:paragraph-properties fo:orphans="0" fo:widows="0"/>
      <style:text-properties fo:font-weight="bold" officeooo:paragraph-rsid="07dc8e98" style:font-weight-asian="bold" style:font-weight-complex="bold"/>
    </style:style>
    <style:style style:name="T1" style:family="text">
      <style:text-properties style:use-window-font-color="true" loext:opacity="0%" style:font-name="David CLM" officeooo:rsid="06e928d1" style:font-name-complex="David CLM"/>
    </style:style>
    <style:style style:name="T2" style:family="text">
      <style:text-properties style:use-window-font-color="true" loext:opacity="0%" style:font-name="David CLM" fo:font-size="21pt" fo:font-weight="bold" officeooo:rsid="07afe229" style:font-name-asian="Noto Sans CJK SC Regular" style:font-size-asian="18.2000007629395pt" style:font-weight-asian="bold" style:font-name-complex="David CLM" style:font-size-complex="21pt" style:font-weight-complex="bold"/>
    </style:style>
    <style:style style:name="T3" style:family="text">
      <style:text-properties style:font-name="Monospace" officeooo:rsid="07b42b71" style:font-size-asian="10.5pt" style:font-name-complex="David CLM1" style:font-weight-complex="normal"/>
    </style:style>
    <style:style style:name="T4" style:family="text">
      <style:text-properties style:font-name="Monospace" officeooo:rsid="07b42d78" style:font-size-asian="10.5pt" style:font-name-complex="David CLM1" style:font-weight-complex="normal"/>
    </style:style>
    <style:style style:name="T5" style:family="text">
      <style:text-properties style:font-name="Monospace" officeooo:rsid="07b87e64" style:font-size-asian="10.5pt" style:font-name-complex="David CLM1" style:font-weight-complex="normal"/>
    </style:style>
    <style:style style:name="T6" style:family="text">
      <style:text-properties style:font-name="Monospace" officeooo:rsid="07b945bd" style:font-size-asian="10.5pt" style:font-name-complex="David CLM1" style:font-weight-complex="normal"/>
    </style:style>
    <style:style style:name="T7" style:family="text">
      <style:text-properties style:font-name="Monospace" officeooo:rsid="07ba2049" style:font-size-asian="10.5pt" style:font-name-complex="David CLM1" style:font-weight-complex="normal"/>
    </style:style>
    <style:style style:name="T8" style:family="text">
      <style:text-properties style:font-name="Monospace" officeooo:rsid="07bb7bef" style:font-size-asian="10.5pt" style:font-name-complex="David CLM1" style:font-weight-complex="normal"/>
    </style:style>
    <style:style style:name="T9" style:family="text">
      <style:text-properties style:font-name="Monospace" officeooo:rsid="0804d604" style:font-size-asian="10.5pt" style:font-name-complex="David CLM1" style:font-weight-complex="normal"/>
    </style:style>
    <style:style style:name="T10" style:family="text">
      <style:text-properties style:font-name="Monospace" officeooo:rsid="080567cb" style:font-size-asian="10.5pt" style:font-name-complex="David CLM1" style:font-weight-complex="normal"/>
    </style:style>
    <style:style style:name="T11" style:family="text">
      <style:text-properties style:font-name="Monospace" officeooo:rsid="08069d88" style:font-size-asian="10.5pt" style:font-name-complex="David CLM1" style:font-weight-complex="normal"/>
    </style:style>
    <style:style style:name="T12" style:family="text">
      <style:text-properties style:font-name="Monospace" officeooo:rsid="081ec4ea" style:font-size-asian="10.5pt" style:font-name-complex="David CLM1" style:font-weight-complex="normal"/>
    </style:style>
    <style:style style:name="T13" style:family="text">
      <style:text-properties style:font-name="Monospace" officeooo:rsid="082e1757" style:font-size-asian="10.5pt" style:font-name-complex="David CLM1" style:font-weight-complex="normal"/>
    </style:style>
    <style:style style:name="T14" style:family="text">
      <style:text-properties style:font-name="Monospace" officeooo:rsid="08312e92" style:font-size-asian="10.5pt" style:font-name-complex="David CLM1" style:font-weight-complex="normal"/>
    </style:style>
    <style:style style:name="T15" style:family="text">
      <style:text-properties style:font-name="Monospace" officeooo:rsid="083234ae" style:font-size-asian="10.5pt" style:font-name-complex="David CLM1" style:font-weight-complex="normal"/>
    </style:style>
    <style:style style:name="T16" style:family="text">
      <style:text-properties style:font-name="Monospace" fo:language="en" fo:country="US" style:font-size-asian="10.5pt" style:font-name-complex="David CLM1" style:font-weight-complex="normal"/>
    </style:style>
    <style:style style:name="T17" style:family="text">
      <style:text-properties style:font-name="Monospace" fo:language="en" fo:country="US" officeooo:rsid="08209995" style:font-size-asian="10.5pt" style:font-name-complex="David CLM1" style:font-weight-complex="normal"/>
    </style:style>
    <style:style style:name="T18" style:family="text">
      <style:text-properties style:font-name="Monospace" fo:language="en" fo:country="US" officeooo:rsid="07bb7bef" style:font-size-asian="10.5pt" style:font-name-complex="David CLM1" style:font-weight-complex="normal"/>
    </style:style>
    <style:style style:name="T19" style:family="text">
      <style:text-properties style:font-name="Monospace" fo:language="en" fo:country="US" officeooo:rsid="07bd1eb6" style:font-size-asian="10.5pt" style:font-name-complex="David CLM1" style:font-weight-complex="normal"/>
    </style:style>
    <style:style style:name="T20" style:family="text">
      <style:text-properties style:font-name="Monospace" fo:language="en" fo:country="US" officeooo:rsid="07be1476" style:font-size-asian="10.5pt" style:font-name-complex="David CLM1" style:font-weight-complex="normal"/>
    </style:style>
    <style:style style:name="T21" style:family="text">
      <style:text-properties style:font-name="Monospace" fo:language="en" fo:country="US" officeooo:rsid="07bfd751" style:font-size-asian="10.5pt" style:font-name-complex="David CLM1" style:font-weight-complex="normal"/>
    </style:style>
    <style:style style:name="T22" style:family="text">
      <style:text-properties style:font-name="Monospace" fo:language="en" fo:country="US" officeooo:rsid="07bfdd8b" style:font-size-asian="10.5pt" style:font-name-complex="David CLM1" style:font-weight-complex="normal"/>
    </style:style>
    <style:style style:name="T23" style:family="text">
      <style:text-properties style:font-name="Monospace" fo:language="en" fo:country="US" officeooo:rsid="07bfedc6" style:font-size-asian="10.5pt" style:font-name-complex="David CLM1" style:font-weight-complex="normal"/>
    </style:style>
    <style:style style:name="T24" style:family="text">
      <style:text-properties style:font-name="Monospace" fo:language="en" fo:country="US" officeooo:rsid="07c066e2" style:font-size-asian="10.5pt" style:font-name-complex="David CLM1" style:font-weight-complex="normal"/>
    </style:style>
    <style:style style:name="T25" style:family="text">
      <style:text-properties style:font-name="Monospace" fo:language="en" fo:country="US" officeooo:rsid="07c31be3" style:font-size-asian="10.5pt" style:font-name-complex="David CLM1" style:font-weight-complex="normal"/>
    </style:style>
    <style:style style:name="T26" style:family="text">
      <style:text-properties style:font-name="Monospace" fo:language="en" fo:country="US" officeooo:rsid="07c31d63" style:font-size-asian="10.5pt" style:font-name-complex="David CLM1" style:font-weight-complex="normal"/>
    </style:style>
    <style:style style:name="T27" style:family="text">
      <style:text-properties style:font-name="Monospace" fo:language="en" fo:country="US" officeooo:rsid="07c48a4e" style:font-size-asian="10.5pt" style:font-name-complex="David CLM1" style:font-weight-complex="normal"/>
    </style:style>
    <style:style style:name="T28" style:family="text">
      <style:text-properties style:font-name="Monospace" fo:language="en" fo:country="US" officeooo:rsid="07c7fe33" style:font-size-asian="10.5pt" style:font-name-complex="David CLM1" style:font-weight-complex="normal"/>
    </style:style>
    <style:style style:name="T29" style:family="text">
      <style:text-properties style:font-name="Monospace" fo:language="en" fo:country="US" officeooo:rsid="07c87639" style:font-size-asian="10.5pt" style:font-name-complex="David CLM1" style:font-weight-complex="normal"/>
    </style:style>
    <style:style style:name="T30" style:family="text">
      <style:text-properties style:font-name="Monospace" fo:language="en" fo:country="US" officeooo:rsid="07c9afc1" style:font-size-asian="10.5pt" style:font-name-complex="David CLM1" style:font-weight-complex="normal"/>
    </style:style>
    <style:style style:name="T31" style:family="text">
      <style:text-properties style:font-name="Monospace" fo:language="en" fo:country="US" officeooo:rsid="07c9c329" style:font-size-asian="10.5pt" style:font-name-complex="David CLM1" style:font-weight-complex="normal"/>
    </style:style>
    <style:style style:name="T32" style:family="text">
      <style:text-properties style:font-name="Monospace" fo:language="en" fo:country="US" officeooo:rsid="07cb8d13" style:font-size-asian="10.5pt" style:font-name-complex="David CLM1" style:font-weight-complex="normal"/>
    </style:style>
    <style:style style:name="T33" style:family="text">
      <style:text-properties style:font-name="Monospace" fo:language="en" fo:country="US" officeooo:rsid="07cbfdaf" style:font-size-asian="10.5pt" style:font-name-complex="David CLM1" style:font-weight-complex="normal"/>
    </style:style>
    <style:style style:name="T34" style:family="text">
      <style:text-properties style:font-name="Monospace" fo:language="en" fo:country="US" officeooo:rsid="07cfa5ce" style:font-size-asian="10.5pt" style:font-name-complex="David CLM1" style:font-weight-complex="normal"/>
    </style:style>
    <style:style style:name="T35" style:family="text">
      <style:text-properties style:font-name="Monospace" fo:language="en" fo:country="US" officeooo:rsid="07d1c95e" style:font-size-asian="10.5pt" style:font-name-complex="David CLM1" style:font-weight-complex="normal"/>
    </style:style>
    <style:style style:name="T36" style:family="text">
      <style:text-properties style:font-name="Monospace" fo:language="en" fo:country="US" officeooo:rsid="07dc86a7" style:font-size-asian="10.5pt" style:font-name-complex="David CLM1" style:font-weight-complex="normal"/>
    </style:style>
    <style:style style:name="T37" style:family="text">
      <style:text-properties style:font-name="Monospace" fo:language="en" fo:country="US" officeooo:rsid="07dc8e98" style:font-size-asian="10.5pt" style:font-name-complex="David CLM1" style:font-weight-complex="normal"/>
    </style:style>
    <style:style style:name="T38" style:family="text">
      <style:text-properties style:font-name="Monospace" fo:language="en" fo:country="US" officeooo:rsid="07e64870" style:font-size-asian="10.5pt" style:font-name-complex="David CLM1" style:font-weight-complex="normal"/>
    </style:style>
    <style:style style:name="T39" style:family="text">
      <style:text-properties style:font-name="Monospace" fo:language="en" fo:country="US" officeooo:rsid="07e7934a" style:font-size-asian="10.5pt" style:font-name-complex="David CLM1" style:font-weight-complex="normal"/>
    </style:style>
    <style:style style:name="T40" style:family="text">
      <style:text-properties style:font-name="Monospace" fo:language="en" fo:country="US" officeooo:rsid="0800e119" style:font-size-asian="10.5pt" style:font-name-complex="David CLM1" style:font-weight-complex="normal"/>
    </style:style>
    <style:style style:name="T41" style:family="text">
      <style:text-properties style:font-name="Monospace" fo:language="en" fo:country="US" officeooo:rsid="080789ce" style:font-size-asian="10.5pt" style:font-name-complex="David CLM1" style:font-weight-complex="normal"/>
    </style:style>
    <style:style style:name="T42" style:family="text">
      <style:text-properties style:font-name="Monospace" fo:language="en" fo:country="US" officeooo:rsid="080987c6" style:font-size-asian="10.5pt" style:font-name-complex="David CLM1" style:font-weight-complex="normal"/>
    </style:style>
    <style:style style:name="T43" style:family="text">
      <style:text-properties style:font-name="Monospace" fo:language="en" fo:country="US" officeooo:rsid="080a643a" style:font-size-asian="10.5pt" style:font-name-complex="David CLM1" style:font-weight-complex="normal"/>
    </style:style>
    <style:style style:name="T44" style:family="text">
      <style:text-properties style:font-name="Monospace" fo:language="en" fo:country="US" officeooo:rsid="080ba724" style:font-size-asian="10.5pt" style:font-name-complex="David CLM1" style:font-weight-complex="normal"/>
    </style:style>
    <style:style style:name="T45" style:family="text">
      <style:text-properties style:font-name="Monospace" fo:language="en" fo:country="US" officeooo:rsid="080c255d" style:font-size-asian="10.5pt" style:font-name-complex="David CLM1" style:font-weight-complex="normal"/>
    </style:style>
    <style:style style:name="T46" style:family="text">
      <style:text-properties style:font-name="Monospace" fo:language="en" fo:country="US" officeooo:rsid="080e84ae" style:font-size-asian="10.5pt" style:font-name-complex="David CLM1" style:font-weight-complex="normal"/>
    </style:style>
    <style:style style:name="T47" style:family="text">
      <style:text-properties style:font-name="Monospace" fo:language="en" fo:country="US" officeooo:rsid="0810122f" style:font-size-asian="10.5pt" style:font-name-complex="David CLM1" style:font-weight-complex="normal"/>
    </style:style>
    <style:style style:name="T48" style:family="text">
      <style:text-properties style:font-name="Monospace" fo:language="en" fo:country="US" officeooo:rsid="081036cc" style:font-size-asian="10.5pt" style:font-name-complex="David CLM1" style:font-weight-complex="normal"/>
    </style:style>
    <style:style style:name="T49" style:family="text">
      <style:text-properties style:font-name="Monospace" fo:language="en" fo:country="US" officeooo:rsid="08110c28" style:font-size-asian="10.5pt" style:font-name-complex="David CLM1" style:font-weight-complex="normal"/>
    </style:style>
    <style:style style:name="T50" style:family="text">
      <style:text-properties style:font-name="Monospace" fo:language="en" fo:country="US" officeooo:rsid="0814541a" style:font-size-asian="10.5pt" style:font-name-complex="David CLM1" style:font-weight-complex="normal"/>
    </style:style>
    <style:style style:name="T51" style:family="text">
      <style:text-properties style:font-name="Monospace" fo:language="en" fo:country="US" officeooo:rsid="08148229" style:font-size-asian="10.5pt" style:font-name-complex="David CLM1" style:font-weight-complex="normal"/>
    </style:style>
    <style:style style:name="T52" style:family="text">
      <style:text-properties style:font-name="Monospace" fo:language="en" fo:country="US" officeooo:rsid="08164fce" style:font-size-asian="10.5pt" style:font-name-complex="David CLM1" style:font-weight-complex="normal"/>
    </style:style>
    <style:style style:name="T53" style:family="text">
      <style:text-properties style:font-name="Monospace" fo:language="en" fo:country="US" officeooo:rsid="081a2041" style:font-size-asian="10.5pt" style:font-name-complex="David CLM1" style:font-weight-complex="normal"/>
    </style:style>
    <style:style style:name="T54" style:family="text">
      <style:text-properties style:font-name="Monospace" fo:language="en" fo:country="US" officeooo:rsid="081df5e9" style:font-size-asian="10.5pt" style:font-name-complex="David CLM1" style:font-weight-complex="normal"/>
    </style:style>
    <style:style style:name="T55" style:family="text">
      <style:text-properties style:font-name="Monospace" fo:language="en" fo:country="US" officeooo:rsid="081f0627" style:font-size-asian="10.5pt" style:font-name-complex="David CLM1" style:font-weight-complex="normal"/>
    </style:style>
    <style:style style:name="T56" style:family="text">
      <style:text-properties style:font-name="Monospace" fo:language="en" fo:country="US" officeooo:rsid="082036ab" style:font-size-asian="10.5pt" style:font-name-complex="David CLM1" style:font-weight-complex="normal"/>
    </style:style>
    <style:style style:name="T57" style:family="text">
      <style:text-properties style:font-name="Monospace" fo:language="en" fo:country="US" officeooo:rsid="08235739" style:font-size-asian="10.5pt" style:font-name-complex="David CLM1" style:font-weight-complex="normal"/>
    </style:style>
    <style:style style:name="T58" style:family="text">
      <style:text-properties style:font-name="Monospace" fo:language="en" fo:country="US" officeooo:rsid="0824acf7" style:font-size-asian="10.5pt" style:font-name-complex="David CLM1" style:font-weight-complex="normal"/>
    </style:style>
    <style:style style:name="T59" style:family="text">
      <style:text-properties style:font-name="Monospace" fo:language="en" fo:country="US" officeooo:rsid="0825f23b" style:font-size-asian="10.5pt" style:font-name-complex="David CLM1" style:font-weight-complex="normal"/>
    </style:style>
    <style:style style:name="T60" style:family="text">
      <style:text-properties style:font-name="Monospace" fo:language="en" fo:country="US" officeooo:rsid="082633de" style:font-size-asian="10.5pt" style:font-name-complex="David CLM1" style:font-weight-complex="normal"/>
    </style:style>
    <style:style style:name="T61" style:family="text">
      <style:text-properties style:font-name="Monospace" fo:language="en" fo:country="US" officeooo:rsid="0826fb91" style:font-size-asian="10.5pt" style:font-name-complex="David CLM1" style:font-weight-complex="normal"/>
    </style:style>
    <style:style style:name="T62" style:family="text">
      <style:text-properties style:font-name="Monospace" fo:language="en" fo:country="US" officeooo:rsid="0833533a" style:font-size-asian="10.5pt" style:font-name-complex="David CLM1" style:font-weight-complex="normal"/>
    </style:style>
    <style:style style:name="T63" style:family="text">
      <style:text-properties style:font-name="Monospace" fo:language="en" fo:country="US" officeooo:rsid="0834ab0a" style:font-size-asian="10.5pt" style:font-name-complex="David CLM1" style:font-weight-complex="normal"/>
    </style:style>
    <style:style style:name="T64" style:family="text">
      <style:text-properties style:font-name="Monospace" fo:language="en" fo:country="US" officeooo:rsid="083517c7" style:font-size-asian="10.5pt" style:font-name-complex="David CLM1" style:font-weight-complex="normal"/>
    </style:style>
    <style:style style:name="T65" style:family="text">
      <style:text-properties style:font-name="Monospace" fo:language="en" fo:country="US" officeooo:rsid="081828bc" style:font-size-asian="10.5pt" style:font-name-complex="David CLM1" style:font-weight-complex="normal"/>
    </style:style>
    <style:style style:name="T66" style:family="text">
      <style:text-properties style:font-name="Monospace" fo:language="en" fo:country="US" officeooo:rsid="08386a1f" style:font-size-asian="10.5pt" style:font-name-complex="David CLM1" style:font-weight-complex="normal"/>
    </style:style>
    <style:style style:name="T67" style:family="text">
      <style:text-properties style:font-name="Monospace" fo:language="en" fo:country="US" officeooo:rsid="0838ec23" style:font-size-asian="10.5pt" style:font-name-complex="David CLM1" style:font-weight-complex="normal"/>
    </style:style>
    <style:style style:name="T68" style:family="text">
      <style:text-properties style:font-name="Monospace" fo:language="en" fo:country="US" officeooo:rsid="0838f696" style:font-size-asian="10.5pt" style:font-name-complex="David CLM1" style:font-weight-complex="normal"/>
    </style:style>
    <style:style style:name="T69" style:family="text">
      <style:text-properties style:font-name="Monospace" fo:language="en" fo:country="US" officeooo:rsid="0839f1f1" style:font-size-asian="10.5pt" style:font-name-complex="David CLM1" style:font-weight-complex="normal"/>
    </style:style>
    <style:style style:name="T70" style:family="text">
      <style:text-properties style:font-name="Monospace" fo:language="en" fo:country="US" fo:font-style="italic" officeooo:rsid="0800e119" style:font-size-asian="10.5pt" style:font-style-asian="italic" style:font-name-complex="David CLM1" style:font-style-complex="italic" style:font-weight-complex="normal"/>
    </style:style>
    <style:style style:name="T71" style:family="text">
      <style:text-properties style:font-name="Monospace" fo:language="en" fo:country="US" fo:font-style="italic" officeooo:rsid="0814541a" style:font-size-asian="10.5pt" style:font-style-asian="italic" style:font-name-complex="David CLM1" style:font-style-complex="italic" style:font-weight-complex="normal"/>
    </style:style>
    <style:style style:name="T72" style:family="text">
      <style:text-properties style:font-name="Monospace" fo:language="en" fo:country="US" fo:font-weight="bold" style:font-size-asian="10.5pt" style:font-weight-asian="bold" style:font-name-complex="David CLM1" style:font-weight-complex="bold"/>
    </style:style>
    <style:style style:name="T73" style:family="text">
      <style:text-properties style:font-name="Monospace" fo:language="en" fo:country="US" fo:font-weight="bold" officeooo:rsid="07c066e2" style:font-size-asian="10.5pt" style:font-weight-asian="bold" style:font-name-complex="David CLM1" style:font-weight-complex="bold"/>
    </style:style>
    <style:style style:name="T74" style:family="text">
      <style:text-properties style:font-name="Monospace" fo:language="en" fo:country="US" fo:font-weight="bold" officeooo:rsid="07c9c329" style:font-size-asian="10.5pt" style:font-weight-asian="bold" style:font-name-complex="David CLM1" style:font-weight-complex="bold"/>
    </style:style>
    <style:style style:name="T75" style:family="text">
      <style:text-properties style:font-name="Monospace" fo:language="en" fo:country="US" fo:font-weight="bold" officeooo:rsid="07e8532e" style:font-size-asian="10.5pt" style:font-weight-asian="bold" style:font-name-complex="David CLM1" style:font-weight-complex="bold"/>
    </style:style>
    <style:style style:name="T76" style:family="text">
      <style:text-properties style:font-name="Monospace" fo:language="en" fo:country="US" fo:font-weight="bold" officeooo:rsid="07ed7b1b" style:font-size-asian="10.5pt" style:font-weight-asian="bold" style:font-name-complex="David CLM1" style:font-weight-complex="bold"/>
    </style:style>
    <style:style style:name="T77" style:family="text">
      <style:text-properties style:font-name="Monospace" fo:language="en" fo:country="US" fo:font-weight="bold" officeooo:rsid="07f932a2" style:font-size-asian="10.5pt" style:font-weight-asian="bold" style:font-name-complex="David CLM1" style:font-weight-complex="bold"/>
    </style:style>
    <style:style style:name="T78" style:family="text">
      <style:text-properties style:font-name="Monospace" fo:language="en" fo:country="US" fo:font-weight="bold" officeooo:rsid="07fba020" style:font-size-asian="10.5pt" style:font-weight-asian="bold" style:font-name-complex="David CLM1" style:font-weight-complex="bold"/>
    </style:style>
    <style:style style:name="T79" style:family="text">
      <style:text-properties style:font-name="Monospace" fo:language="en" fo:country="US" fo:font-weight="normal" style:font-size-asian="10.5pt" style:font-weight-asian="normal" style:font-name-complex="David CLM1" style:font-weight-complex="normal"/>
    </style:style>
    <style:style style:name="T80" style:family="text">
      <style:text-properties style:font-name="Monospace" fo:language="en" fo:country="US" fo:font-weight="normal" officeooo:rsid="07e8532e" style:font-size-asian="10.5pt" style:font-weight-asian="normal" style:font-name-complex="David CLM1" style:font-weight-complex="normal"/>
    </style:style>
    <style:style style:name="T81" style:family="text">
      <style:text-properties style:font-name="Monospace" fo:language="en" fo:country="US" fo:font-weight="normal" officeooo:rsid="07e9652e" style:font-size-asian="10.5pt" style:font-weight-asian="normal" style:font-name-complex="David CLM1" style:font-weight-complex="normal"/>
    </style:style>
    <style:style style:name="T82" style:family="text">
      <style:text-properties style:font-name="Monospace" fo:language="en" fo:country="US" fo:font-weight="normal" officeooo:rsid="07ea3dc4" style:font-size-asian="10.5pt" style:font-weight-asian="normal" style:font-name-complex="David CLM1" style:font-weight-complex="normal"/>
    </style:style>
    <style:style style:name="T83" style:family="text">
      <style:text-properties style:font-name="Monospace" fo:language="en" fo:country="US" fo:font-weight="normal" officeooo:rsid="07eb3866" style:font-size-asian="10.5pt" style:font-weight-asian="normal" style:font-name-complex="David CLM1" style:font-weight-complex="normal"/>
    </style:style>
    <style:style style:name="T84" style:family="text">
      <style:text-properties style:font-name="Monospace" fo:language="en" fo:country="US" fo:font-weight="normal" officeooo:rsid="07ed6e5c" style:font-size-asian="10.5pt" style:font-weight-asian="normal" style:font-name-complex="David CLM1" style:font-weight-complex="normal"/>
    </style:style>
    <style:style style:name="T85" style:family="text">
      <style:text-properties style:font-name="Monospace" fo:language="en" fo:country="US" fo:font-weight="normal" officeooo:rsid="07ed8c55" style:font-size-asian="10.5pt" style:font-weight-asian="normal" style:font-name-complex="David CLM1" style:font-weight-complex="normal"/>
    </style:style>
    <style:style style:name="T86" style:family="text">
      <style:text-properties style:font-name="Monospace" fo:language="en" fo:country="US" fo:font-weight="normal" officeooo:rsid="07ef2913" style:font-size-asian="10.5pt" style:font-weight-asian="normal" style:font-name-complex="David CLM1" style:font-weight-complex="normal"/>
    </style:style>
    <style:style style:name="T87" style:family="text">
      <style:text-properties style:font-name="Monospace" fo:language="en" fo:country="US" fo:font-weight="normal" officeooo:rsid="07f0ee0a" style:font-size-asian="10.5pt" style:font-weight-asian="normal" style:font-name-complex="David CLM1" style:font-weight-complex="normal"/>
    </style:style>
    <style:style style:name="T88" style:family="text">
      <style:text-properties style:font-name="Monospace" fo:language="en" fo:country="US" fo:font-weight="normal" officeooo:rsid="07f20fde" style:font-size-asian="10.5pt" style:font-weight-asian="normal" style:font-name-complex="David CLM1" style:font-weight-complex="normal"/>
    </style:style>
    <style:style style:name="T89" style:family="text">
      <style:text-properties style:font-name="Monospace" fo:language="en" fo:country="US" fo:font-weight="normal" officeooo:rsid="07f7efea" style:font-size-asian="10.5pt" style:font-weight-asian="normal" style:font-name-complex="David CLM1" style:font-weight-complex="normal"/>
    </style:style>
    <style:style style:name="T90" style:family="text">
      <style:text-properties style:font-name="Monospace" fo:language="en" fo:country="US" fo:font-weight="normal" officeooo:rsid="07f932a2" style:font-size-asian="10.5pt" style:font-weight-asian="normal" style:font-name-complex="David CLM1" style:font-weight-complex="normal"/>
    </style:style>
    <style:style style:name="T91" style:family="text">
      <style:text-properties style:font-name="Monospace" fo:language="en" fo:country="US" fo:font-weight="normal" officeooo:rsid="07f9a6c7" style:font-size-asian="10.5pt" style:font-weight-asian="normal" style:font-name-complex="David CLM1" style:font-weight-complex="normal"/>
    </style:style>
    <style:style style:name="T92" style:family="text">
      <style:text-properties style:font-name="Monospace" fo:language="en" fo:country="US" fo:font-weight="normal" officeooo:rsid="07fba020" style:font-size-asian="10.5pt" style:font-weight-asian="normal" style:font-name-complex="David CLM1" style:font-weight-complex="normal"/>
    </style:style>
    <style:style style:name="T93" style:family="text">
      <style:text-properties style:font-name="Monospace" fo:language="en" fo:country="US" fo:font-weight="normal" officeooo:rsid="0806c3f6" style:font-size-asian="10.5pt" style:font-weight-asian="normal" style:font-name-complex="David CLM1" style:font-weight-complex="normal"/>
    </style:style>
    <style:style style:name="T94" style:family="text">
      <style:text-properties style:font-name="Monospace" fo:font-style="italic" officeooo:rsid="07b42b71" style:font-size-asian="10.5pt" style:font-style-asian="italic" style:font-name-complex="David CLM1" style:font-style-complex="italic" style:font-weight-complex="normal"/>
    </style:style>
    <style:style style:name="T95" style:family="text">
      <style:text-properties style:font-name="Monospace" fo:font-style="italic" officeooo:rsid="082e1757" style:font-size-asian="10.5pt" style:font-style-asian="italic" style:font-name-complex="David CLM1" style:font-style-complex="italic" style:font-weight-complex="normal"/>
    </style:style>
    <style:style style:name="T96" style:family="text">
      <style:text-properties style:font-name="Monospace" fo:font-weight="bold" officeooo:rsid="07ba2049" style:font-size-asian="10.5pt" style:font-weight-asian="bold" style:font-name-complex="David CLM1" style:font-weight-complex="bold"/>
    </style:style>
    <style:style style:name="T97" style:family="text">
      <style:text-properties style:font-name="Monospace" fo:font-weight="bold" officeooo:rsid="07dc8e98" style:font-size-asian="10.5pt" style:font-weight-asian="bold" style:font-name-complex="David CLM1" style:font-weight-complex="bold"/>
    </style:style>
    <style:style style:name="T98" style:family="text">
      <style:text-properties style:font-name="Monospace" fo:font-weight="bold" officeooo:rsid="08069d88" style:font-size-asian="10.5pt" style:font-weight-asian="bold" style:font-name-complex="David CLM1" style:font-weight-complex="bold"/>
    </style:style>
    <style:style style:name="T99" style:family="text">
      <style:text-properties style:font-name="Monospace" fo:language="en" fo:country="US" style:font-size-asian="10.5pt" style:font-name-complex="David CLM1"/>
    </style:style>
    <style:style style:name="T100" style:family="text">
      <style:text-properties style:font-name="Monospace" fo:language="en" fo:country="US" style:font-size-asian="10.5pt" style:font-name-complex="David CLM1" style:font-weight-complex="normal"/>
    </style:style>
    <style:style style:name="T101" style:family="text">
      <style:text-properties style:font-name="Monospace" fo:language="en" fo:country="US" officeooo:rsid="080ba724" style:font-size-asian="10.5pt" style:font-name-complex="David CLM1" style:font-weight-complex="normal"/>
    </style:style>
    <style:style style:name="T102" style:family="text">
      <style:text-properties style:font-name="Monospace" fo:language="en" fo:country="US" officeooo:rsid="0825f23b" style:font-size-asian="10.5pt" style:font-name-complex="David CLM1" style:font-weight-complex="normal"/>
    </style:style>
    <style:style style:name="T103" style:family="text">
      <style:text-properties style:font-name="Monospace" fo:language="en" fo:country="US" officeooo:rsid="082913e3" style:font-size-asian="10.5pt" style:font-name-complex="David CLM1" style:font-weight-complex="normal"/>
    </style:style>
    <style:style style:name="T104" style:family="text">
      <style:text-properties style:font-name="Monospace" fo:language="en" fo:country="US" officeooo:rsid="082af496" style:font-size-asian="10.5pt" style:font-name-complex="David CLM1" style:font-weight-complex="normal"/>
    </style:style>
    <style:style style:name="T105" style:family="text">
      <style:text-properties style:font-name="Monospace" fo:language="en" fo:country="US" officeooo:rsid="08366d0e" style:font-size-asian="10.5pt" style:font-name-complex="David CLM1" style:font-weight-complex="normal"/>
    </style:style>
    <style:style style:name="T106" style:family="text">
      <style:text-properties style:font-name="Monospace" fo:language="en" fo:country="US" officeooo:rsid="083a3819" style:font-size-asian="10.5pt" style:font-name-complex="David CLM1" style:font-weight-complex="normal"/>
    </style:style>
    <style:style style:name="T107" style:family="text">
      <style:text-properties style:font-name="Monospace" fo:language="en" fo:country="US" fo:font-style="italic" fo:font-weight="normal" style:font-size-asian="10.5pt" style:font-style-asian="italic" style:font-weight-asian="normal" style:font-name-complex="David CLM1" style:font-style-complex="italic" style:font-weight-complex="normal"/>
    </style:style>
    <style:style style:name="T108" style:family="text">
      <style:text-properties style:font-name="Monospace" fo:language="en" fo:country="US" fo:font-style="italic" fo:font-weight="normal" officeooo:rsid="0847ca1d" style:font-size-asian="10.5pt" style:font-style-asian="italic" style:font-weight-asian="normal" style:font-name-complex="David CLM1" style:font-style-complex="italic" style:font-weight-complex="normal"/>
    </style:style>
    <style:style style:name="T109" style:family="text">
      <style:text-properties style:font-name="Monospace" fo:language="en" fo:country="US" fo:font-style="italic" fo:font-weight="normal" officeooo:rsid="0858b0dd" style:font-size-asian="10.5pt" style:font-style-asian="italic" style:font-weight-asian="normal" style:font-name-complex="David CLM1" style:font-style-complex="italic" style:font-weight-complex="normal"/>
    </style:style>
    <style:style style:name="T110" style:family="text">
      <style:text-properties style:font-name="Monospace" fo:language="en" fo:country="US" fo:font-style="italic" fo:font-weight="normal" officeooo:rsid="0876c56b" style:font-size-asian="10.5pt" style:font-style-asian="italic" style:font-weight-asian="normal" style:font-name-complex="David CLM1" style:font-style-complex="italic" style:font-weight-complex="normal"/>
    </style:style>
    <style:style style:name="T111" style:family="text">
      <style:text-properties style:font-name="Monospace" fo:language="en" fo:country="US" fo:font-style="italic" fo:font-weight="normal" officeooo:rsid="0852f24c" style:font-size-asian="10.5pt" style:font-style-asian="italic" style:font-weight-asian="normal" style:font-name-complex="David CLM1" style:font-style-complex="italic" style:font-weight-complex="normal"/>
    </style:style>
    <style:style style:name="T112" style:family="text">
      <style:text-properties style:font-name="Monospace" fo:language="en" fo:country="US" fo:font-style="italic" fo:font-weight="normal" officeooo:rsid="0853ced7" style:font-size-asian="10.5pt" style:font-style-asian="italic" style:font-weight-asian="normal" style:font-name-complex="David CLM1" style:font-style-complex="italic" style:font-weight-complex="normal"/>
    </style:style>
    <style:style style:name="T113" style:family="text">
      <style:text-properties style:font-name="Monospace" fo:language="en" fo:country="US" fo:font-style="italic" fo:font-weight="normal" officeooo:rsid="085538ad" style:font-size-asian="10.5pt" style:font-style-asian="italic" style:font-weight-asian="normal" style:font-name-complex="David CLM1" style:font-style-complex="italic" style:font-weight-complex="normal"/>
    </style:style>
    <style:style style:name="T114" style:family="text">
      <style:text-properties style:font-name="Monospace" fo:language="en" fo:country="US" fo:font-style="italic" fo:font-weight="normal" officeooo:rsid="0878399d" style:font-size-asian="10.5pt" style:font-style-asian="italic" style:font-weight-asian="normal" style:font-name-complex="David CLM1" style:font-style-complex="italic" style:font-weight-complex="normal"/>
    </style:style>
    <style:style style:name="T115" style:family="text">
      <style:text-properties style:font-name="Monospace" fo:language="en" fo:country="US" fo:font-style="italic" fo:font-weight="normal" officeooo:rsid="087a5c29" style:font-size-asian="10.5pt" style:font-style-asian="italic" style:font-weight-asian="normal" style:font-name-complex="David CLM1" style:font-style-complex="italic" style:font-weight-complex="normal"/>
    </style:style>
    <style:style style:name="T116" style:family="text">
      <style:text-properties style:font-name="Monospace" fo:language="en" fo:country="US" fo:font-style="italic" fo:font-weight="normal" officeooo:rsid="087b6ec5" style:font-size-asian="10.5pt" style:font-style-asian="italic" style:font-weight-asian="normal" style:font-name-complex="David CLM1" style:font-style-complex="italic" style:font-weight-complex="normal"/>
    </style:style>
    <style:style style:name="T117" style:family="text">
      <style:text-properties style:font-name="Monospace" fo:language="en" fo:country="US" fo:font-style="italic" fo:font-weight="normal" officeooo:rsid="087e55ac" style:font-size-asian="10.5pt" style:font-style-asian="italic" style:font-weight-asian="normal" style:font-name-complex="David CLM1" style:font-style-complex="italic" style:font-weight-complex="normal"/>
    </style:style>
    <style:style style:name="T118" style:family="text">
      <style:text-properties style:font-name="Monospace" fo:language="en" fo:country="US" fo:font-style="italic" fo:font-weight="normal" officeooo:rsid="087fe36a" style:font-size-asian="10.5pt" style:font-style-asian="italic" style:font-weight-asian="normal" style:font-name-complex="David CLM1" style:font-style-complex="italic" style:font-weight-complex="normal"/>
    </style:style>
    <style:style style:name="T119" style:family="text">
      <style:text-properties style:font-name="Monospace" fo:language="en" fo:country="US" fo:font-style="italic" fo:font-weight="normal" officeooo:rsid="08813a12" style:font-size-asian="10.5pt" style:font-style-asian="italic" style:font-weight-asian="normal" style:font-name-complex="David CLM1" style:font-style-complex="italic" style:font-weight-complex="normal"/>
    </style:style>
    <style:style style:name="T120" style:family="text">
      <style:text-properties style:font-name="Monospace" fo:language="en" fo:country="US" fo:font-style="italic" fo:font-weight="normal" officeooo:rsid="08833943" style:font-size-asian="10.5pt" style:font-style-asian="italic" style:font-weight-asian="normal" style:font-name-complex="David CLM1" style:font-style-complex="italic" style:font-weight-complex="normal"/>
    </style:style>
    <style:style style:name="T121" style:family="text">
      <style:text-properties style:font-name="Monospace" fo:language="en" fo:country="US" fo:font-style="normal" officeooo:rsid="082e1757" style:font-size-asian="10.5pt" style:font-style-asian="normal" style:font-name-complex="David CLM1" style:font-style-complex="normal" style:font-weight-complex="normal"/>
    </style:style>
    <style:style style:name="T122" style:family="text">
      <style:text-properties style:font-name="Monospace" fo:language="en" fo:country="US" fo:font-style="normal" officeooo:rsid="082fdee4" style:font-size-asian="10.5pt" style:font-style-asian="normal" style:font-name-complex="David CLM1" style:font-style-complex="normal" style:font-weight-complex="normal"/>
    </style:style>
    <style:style style:name="T123" style:family="text">
      <style:text-properties style:font-name="Monospace" fo:language="en" fo:country="US" fo:font-style="normal" fo:font-weight="normal" style:font-size-asian="10.5pt" style:font-style-asian="normal" style:font-weight-asian="normal" style:font-name-complex="David CLM1" style:font-style-complex="normal" style:font-weight-complex="normal"/>
    </style:style>
    <style:style style:name="T124" style:family="text">
      <style:text-properties style:font-name="Monospace" fo:language="en" fo:country="US" fo:font-style="normal" fo:font-weight="normal" officeooo:rsid="08813a12" style:font-size-asian="10.5pt" style:font-style-asian="normal" style:font-weight-asian="normal" style:font-name-complex="David CLM1" style:font-style-complex="normal" style:font-weight-complex="normal"/>
    </style:style>
    <style:style style:name="T125" style:family="text">
      <style:text-properties style:font-name="Monospace" fo:language="en" fo:country="US" fo:font-style="normal" fo:font-weight="normal" officeooo:rsid="088143d6" style:font-size-asian="10.5pt" style:font-style-asian="normal" style:font-weight-asian="normal" style:font-name-complex="David CLM1" style:font-style-complex="normal" style:font-weight-complex="normal"/>
    </style:style>
    <style:style style:name="T126" style:family="text">
      <style:text-properties style:font-name="Monospace" fo:language="en" fo:country="US" fo:font-style="normal" fo:font-weight="normal" officeooo:rsid="087fe36a" style:font-size-asian="10.5pt" style:font-style-asian="normal" style:font-weight-asian="normal" style:font-name-complex="David CLM1" style:font-style-complex="normal" style:font-weight-complex="normal"/>
    </style:style>
    <style:style style:name="T127" style:family="text">
      <style:text-properties style:font-name="Monospace" fo:language="en" fo:country="US" fo:font-style="normal" fo:font-weight="normal" officeooo:rsid="08833943" style:font-size-asian="10.5pt" style:font-style-asian="normal" style:font-weight-asian="normal" style:font-name-complex="David CLM1" style:font-style-complex="normal" style:font-weight-complex="normal"/>
    </style:style>
    <style:style style:name="T128" style:family="text">
      <style:text-properties style:font-name="Monospace" fo:language="en" fo:country="US" fo:font-style="normal" fo:font-weight="normal" officeooo:rsid="0884ca9c" style:font-size-asian="10.5pt" style:font-style-asian="normal" style:font-weight-asian="normal" style:font-name-complex="David CLM1" style:font-style-complex="normal" style:font-weight-complex="normal"/>
    </style:style>
    <style:style style:name="T129" style:family="text">
      <style:text-properties style:font-name="Monospace" fo:language="en" fo:country="US" fo:font-style="normal" fo:font-weight="normal" officeooo:rsid="0886209a" style:font-size-asian="10.5pt" style:font-style-asian="normal" style:font-weight-asian="normal" style:font-name-complex="David CLM1" style:font-style-complex="normal" style:font-weight-complex="normal"/>
    </style:style>
    <style:style style:name="T130" style:family="text">
      <style:text-properties style:font-name="Monospace" fo:language="en" fo:country="US" fo:font-style="normal" fo:font-weight="normal" officeooo:rsid="088790f4" style:font-size-asian="10.5pt" style:font-style-asian="normal" style:font-weight-asian="normal" style:font-name-complex="David CLM1" style:font-style-complex="normal" style:font-weight-complex="normal"/>
    </style:style>
    <style:style style:name="T131" style:family="text">
      <style:text-properties style:font-name="Monospace" fo:language="en" fo:country="US" fo:font-style="normal" fo:font-weight="normal" officeooo:rsid="0880d69d" style:font-size-asian="10.5pt" style:font-style-asian="normal" style:font-weight-asian="normal" style:font-name-complex="David CLM1" style:font-style-complex="normal" style:font-weight-complex="normal"/>
    </style:style>
    <style:style style:name="T132" style:family="text">
      <style:text-properties style:font-name="Monospace" fo:language="en" fo:country="US" fo:font-style="normal" fo:font-weight="normal" officeooo:rsid="088c48d0" style:font-size-asian="10.5pt" style:font-style-asian="normal" style:font-weight-asian="normal" style:font-name-complex="David CLM1" style:font-style-complex="normal" style:font-weight-complex="normal"/>
    </style:style>
    <style:style style:name="T133" style:family="text">
      <style:text-properties style:font-name="Monospace" fo:language="en" fo:country="US" fo:font-weight="bold" officeooo:rsid="083a3819" style:font-size-asian="10.5pt" style:font-weight-asian="bold" style:font-name-complex="David CLM1" style:font-weight-complex="bold"/>
    </style:style>
    <style:style style:name="T134" style:family="text">
      <style:text-properties style:font-name="Monospace" fo:language="en" fo:country="US" fo:font-weight="bold" officeooo:rsid="083d531e" style:font-size-asian="10.5pt" style:font-weight-asian="bold" style:font-name-complex="David CLM1" style:font-weight-complex="bold"/>
    </style:style>
    <style:style style:name="T135" style:family="text">
      <style:text-properties style:font-name="Monospace" fo:language="en" fo:country="US" fo:font-weight="bold" officeooo:rsid="083f7938" style:font-size-asian="10.5pt" style:font-weight-asian="bold" style:font-name-complex="David CLM1" style:font-weight-complex="bold"/>
    </style:style>
    <style:style style:name="T136" style:family="text">
      <style:text-properties style:font-name="Monospace" fo:language="en" fo:country="US" fo:font-weight="bold" officeooo:rsid="083a3819" style:font-size-asian="10.5pt" style:font-weight-asian="bold" style:font-name-complex="David CLM1" style:font-weight-complex="normal"/>
    </style:style>
    <style:style style:name="T137" style:family="text">
      <style:text-properties style:font-name="Monospace" fo:language="en" fo:country="US" fo:font-weight="normal" style:font-size-asian="10.5pt" style:font-weight-asian="normal" style:font-name-complex="David CLM1" style:font-weight-complex="normal"/>
    </style:style>
    <style:style style:name="T138" style:family="text">
      <style:text-properties style:font-name="Monospace" fo:language="en" fo:country="US" fo:font-weight="normal" officeooo:rsid="083a3819" style:font-size-asian="10.5pt" style:font-weight-asian="normal" style:font-name-complex="David CLM1" style:font-weight-complex="normal"/>
    </style:style>
    <style:style style:name="T139" style:family="text">
      <style:text-properties style:font-name="Monospace" fo:language="en" fo:country="US" fo:font-weight="normal" officeooo:rsid="083f7938" style:font-size-asian="10.5pt" style:font-weight-asian="normal" style:font-name-complex="David CLM1" style:font-weight-complex="normal"/>
    </style:style>
    <style:style style:name="T140" style:family="text">
      <style:text-properties style:font-name="Monospace" fo:language="en" fo:country="US" fo:font-weight="normal" officeooo:rsid="0844a962" style:font-size-asian="10.5pt" style:font-weight-asian="normal" style:font-name-complex="David CLM1" style:font-weight-complex="normal"/>
    </style:style>
    <style:style style:name="T141" style:family="text">
      <style:text-properties style:font-name="Monospace" fo:language="en" fo:country="US" fo:font-weight="normal" officeooo:rsid="08460a20" style:font-size-asian="10.5pt" style:font-weight-asian="normal" style:font-name-complex="David CLM1" style:font-weight-complex="normal"/>
    </style:style>
    <style:style style:name="T142" style:family="text">
      <style:text-properties style:font-name="Monospace" fo:language="en" fo:country="US" fo:font-weight="normal" officeooo:rsid="0847ca1d" style:font-size-asian="10.5pt" style:font-weight-asian="normal" style:font-name-complex="David CLM1" style:font-weight-complex="normal"/>
    </style:style>
    <style:style style:name="T143" style:family="text">
      <style:text-properties style:font-name="Monospace" fo:language="en" fo:country="US" fo:font-weight="normal" officeooo:rsid="08499ab5" style:font-size-asian="10.5pt" style:font-weight-asian="normal" style:font-name-complex="David CLM1" style:font-weight-complex="normal"/>
    </style:style>
    <style:style style:name="T144" style:family="text">
      <style:text-properties style:font-name="Monospace" fo:language="en" fo:country="US" fo:font-weight="normal" officeooo:rsid="084cb205" style:font-size-asian="10.5pt" style:font-weight-asian="normal" style:font-name-complex="David CLM1" style:font-weight-complex="normal"/>
    </style:style>
    <style:style style:name="T145" style:family="text">
      <style:text-properties style:font-name="Monospace" fo:language="en" fo:country="US" fo:font-weight="normal" officeooo:rsid="084f2411" style:font-size-asian="10.5pt" style:font-weight-asian="normal" style:font-name-complex="David CLM1" style:font-weight-complex="normal"/>
    </style:style>
    <style:style style:name="T146" style:family="text">
      <style:text-properties style:font-name="Monospace" fo:language="en" fo:country="US" fo:font-weight="normal" officeooo:rsid="08513dc8" style:font-size-asian="10.5pt" style:font-weight-asian="normal" style:font-name-complex="David CLM1" style:font-weight-complex="normal"/>
    </style:style>
    <style:style style:name="T147" style:family="text">
      <style:text-properties style:font-name="Monospace" fo:language="en" fo:country="US" fo:font-weight="normal" officeooo:rsid="08523afb" style:font-size-asian="10.5pt" style:font-weight-asian="normal" style:font-name-complex="David CLM1" style:font-weight-complex="normal"/>
    </style:style>
    <style:style style:name="T148" style:family="text">
      <style:text-properties style:font-name="Monospace" fo:language="en" fo:country="US" fo:font-weight="normal" officeooo:rsid="08498f4d" style:font-size-asian="10.5pt" style:font-weight-asian="normal" style:font-name-complex="David CLM1" style:font-weight-complex="normal"/>
    </style:style>
    <style:style style:name="T149" style:family="text">
      <style:text-properties style:font-name="Monospace" fo:language="en" fo:country="US" fo:font-weight="normal" officeooo:rsid="0853ced7" style:font-size-asian="10.5pt" style:font-weight-asian="normal" style:font-name-complex="David CLM1" style:font-weight-complex="normal"/>
    </style:style>
    <style:style style:name="T150" style:family="text">
      <style:text-properties style:font-name="Monospace" fo:language="en" fo:country="US" fo:font-weight="normal" officeooo:rsid="085684cb" style:font-size-asian="10.5pt" style:font-weight-asian="normal" style:font-name-complex="David CLM1" style:font-weight-complex="normal"/>
    </style:style>
    <style:style style:name="T151" style:family="text">
      <style:text-properties style:font-name="Monospace" fo:language="en" fo:country="US" fo:font-weight="normal" officeooo:rsid="08573fae" style:font-size-asian="10.5pt" style:font-weight-asian="normal" style:font-name-complex="David CLM1" style:font-weight-complex="normal"/>
    </style:style>
    <style:style style:name="T152" style:family="text">
      <style:text-properties style:font-name="Monospace" fo:language="en" fo:country="US" fo:font-weight="normal" officeooo:rsid="0858b0dd" style:font-size-asian="10.5pt" style:font-weight-asian="normal" style:font-name-complex="David CLM1" style:font-weight-complex="normal"/>
    </style:style>
    <style:style style:name="T153" style:family="text">
      <style:text-properties style:font-name="Monospace" fo:language="en" fo:country="US" fo:font-weight="normal" officeooo:rsid="085a0d34" style:font-size-asian="10.5pt" style:font-weight-asian="normal" style:font-name-complex="David CLM1" style:font-weight-complex="normal"/>
    </style:style>
    <style:style style:name="T154" style:family="text">
      <style:text-properties style:font-name="Monospace" fo:language="en" fo:country="US" fo:font-weight="normal" officeooo:rsid="085bc818" style:font-size-asian="10.5pt" style:font-weight-asian="normal" style:font-name-complex="David CLM1" style:font-weight-complex="normal"/>
    </style:style>
    <style:style style:name="T155" style:family="text">
      <style:text-properties style:font-name="Monospace" fo:language="en" fo:country="US" fo:font-weight="normal" officeooo:rsid="085db99b" style:font-size-asian="10.5pt" style:font-weight-asian="normal" style:font-name-complex="David CLM1" style:font-weight-complex="normal"/>
    </style:style>
    <style:style style:name="T156" style:family="text">
      <style:text-properties style:font-name="Monospace" fo:language="en" fo:country="US" fo:font-weight="normal" officeooo:rsid="085dbd73" style:font-size-asian="10.5pt" style:font-weight-asian="normal" style:font-name-complex="David CLM1" style:font-weight-complex="normal"/>
    </style:style>
    <style:style style:name="T157" style:family="text">
      <style:text-properties style:font-name="Monospace" fo:language="en" fo:country="US" fo:font-weight="normal" officeooo:rsid="085edb86" style:font-size-asian="10.5pt" style:font-weight-asian="normal" style:font-name-complex="David CLM1" style:font-weight-complex="normal"/>
    </style:style>
    <style:style style:name="T158" style:family="text">
      <style:text-properties style:font-name="Monospace" fo:language="en" fo:country="US" fo:font-weight="normal" officeooo:rsid="08616cd2" style:font-size-asian="10.5pt" style:font-weight-asian="normal" style:font-name-complex="David CLM1" style:font-weight-complex="normal"/>
    </style:style>
    <style:style style:name="T159" style:family="text">
      <style:text-properties style:font-name="Monospace" fo:language="en" fo:country="US" fo:font-weight="normal" officeooo:rsid="0862367a" style:font-size-asian="10.5pt" style:font-weight-asian="normal" style:font-name-complex="David CLM1" style:font-weight-complex="normal"/>
    </style:style>
    <style:style style:name="T160" style:family="text">
      <style:text-properties style:font-name="Monospace" fo:language="en" fo:country="US" fo:font-weight="normal" officeooo:rsid="086476bf" style:font-size-asian="10.5pt" style:font-weight-asian="normal" style:font-name-complex="David CLM1" style:font-weight-complex="normal"/>
    </style:style>
    <style:style style:name="T161" style:family="text">
      <style:text-properties style:font-name="Monospace" fo:language="en" fo:country="US" fo:font-weight="normal" officeooo:rsid="08647cee" style:font-size-asian="10.5pt" style:font-weight-asian="normal" style:font-name-complex="David CLM1" style:font-weight-complex="normal"/>
    </style:style>
    <style:style style:name="T162" style:family="text">
      <style:text-properties style:font-name="Monospace" fo:language="en" fo:country="US" fo:font-weight="normal" officeooo:rsid="0864d4dd" style:font-size-asian="10.5pt" style:font-weight-asian="normal" style:font-name-complex="David CLM1" style:font-weight-complex="normal"/>
    </style:style>
    <style:style style:name="T163" style:family="text">
      <style:text-properties style:font-name="Monospace" fo:language="en" fo:country="US" fo:font-weight="normal" officeooo:rsid="086b662e" style:font-size-asian="10.5pt" style:font-weight-asian="normal" style:font-name-complex="David CLM1" style:font-weight-complex="normal"/>
    </style:style>
    <style:style style:name="T164" style:family="text">
      <style:text-properties style:font-name="Monospace" fo:language="en" fo:country="US" fo:font-weight="normal" officeooo:rsid="086ca79f" style:font-size-asian="10.5pt" style:font-weight-asian="normal" style:font-name-complex="David CLM1" style:font-weight-complex="normal"/>
    </style:style>
    <style:style style:name="T165" style:family="text">
      <style:text-properties style:font-name="Monospace" fo:language="en" fo:country="US" fo:font-weight="normal" officeooo:rsid="086d476a" style:font-size-asian="10.5pt" style:font-weight-asian="normal" style:font-name-complex="David CLM1" style:font-weight-complex="normal"/>
    </style:style>
    <style:style style:name="T166" style:family="text">
      <style:text-properties style:font-name="Monospace" fo:language="en" fo:country="US" fo:font-weight="normal" officeooo:rsid="086f378a" style:font-size-asian="10.5pt" style:font-weight-asian="normal" style:font-name-complex="David CLM1" style:font-weight-complex="normal"/>
    </style:style>
    <style:style style:name="T167" style:family="text">
      <style:text-properties style:font-name="Monospace" fo:language="en" fo:country="US" fo:font-weight="normal" officeooo:rsid="087137b4" style:font-size-asian="10.5pt" style:font-weight-asian="normal" style:font-name-complex="David CLM1" style:font-weight-complex="normal"/>
    </style:style>
    <style:style style:name="T168" style:family="text">
      <style:text-properties style:font-name="Monospace" fo:language="en" fo:country="US" fo:font-weight="normal" officeooo:rsid="0871c12e" style:font-size-asian="10.5pt" style:font-weight-asian="normal" style:font-name-complex="David CLM1" style:font-weight-complex="normal"/>
    </style:style>
    <style:style style:name="T169" style:family="text">
      <style:text-properties style:font-name="Monospace" fo:language="en" fo:country="US" fo:font-weight="normal" officeooo:rsid="08735417" style:font-size-asian="10.5pt" style:font-weight-asian="normal" style:font-name-complex="David CLM1" style:font-weight-complex="normal"/>
    </style:style>
    <style:style style:name="T170" style:family="text">
      <style:text-properties style:font-name="Monospace" fo:language="en" fo:country="US" fo:font-weight="normal" officeooo:rsid="0873bdc4" style:font-size-asian="10.5pt" style:font-weight-asian="normal" style:font-name-complex="David CLM1" style:font-weight-complex="normal"/>
    </style:style>
    <style:style style:name="T171" style:family="text">
      <style:text-properties style:font-name="Monospace" fo:language="en" fo:country="US" fo:font-weight="normal" officeooo:rsid="0874892e" style:font-size-asian="10.5pt" style:font-weight-asian="normal" style:font-name-complex="David CLM1" style:font-weight-complex="normal"/>
    </style:style>
    <style:style style:name="T172" style:family="text">
      <style:text-properties style:font-name="Monospace" fo:language="en" fo:country="US" fo:font-weight="normal" officeooo:rsid="0874c5a1" style:font-size-asian="10.5pt" style:font-weight-asian="normal" style:font-name-complex="David CLM1" style:font-weight-complex="normal"/>
    </style:style>
    <style:style style:name="T173" style:family="text">
      <style:text-properties style:font-name="Monospace" fo:language="en" fo:country="US" fo:font-weight="normal" officeooo:rsid="0876c56b" style:font-size-asian="10.5pt" style:font-weight-asian="normal" style:font-name-complex="David CLM1" style:font-weight-complex="normal"/>
    </style:style>
    <style:style style:name="T174" style:family="text">
      <style:text-properties style:font-name="Monospace" fo:language="en" fo:country="US" fo:font-weight="normal" officeooo:rsid="087a5c29" style:font-size-asian="10.5pt" style:font-weight-asian="normal" style:font-name-complex="David CLM1" style:font-weight-complex="normal"/>
    </style:style>
    <style:style style:name="T175" style:family="text">
      <style:text-properties style:font-name="Monospace" fo:language="en" fo:country="US" fo:font-weight="normal" officeooo:rsid="087d4b53" style:font-size-asian="10.5pt" style:font-weight-asian="normal" style:font-name-complex="David CLM1" style:font-weight-complex="normal"/>
    </style:style>
    <style:style style:name="T176" style:family="text">
      <style:text-properties style:font-name="Monospace" fo:language="en" fo:country="US" fo:font-weight="normal" officeooo:rsid="0880d69d" style:font-size-asian="10.5pt" style:font-weight-asian="normal" style:font-name-complex="David CLM1" style:font-weight-complex="normal"/>
    </style:style>
    <style:style style:name="T177" style:family="text">
      <style:text-properties style:font-name="Monospace" fo:language="en" fo:country="US" fo:font-weight="normal" officeooo:rsid="08813a12" style:font-size-asian="10.5pt" style:font-weight-asian="normal" style:font-name-complex="David CLM1" style:font-weight-complex="normal"/>
    </style:style>
    <style:style style:name="T178" style:family="text">
      <style:text-properties style:font-name="Monospace" fo:language="en" fo:country="US" fo:font-weight="normal" officeooo:rsid="088b3476" style:font-size-asian="10.5pt" style:font-weight-asian="normal" style:font-name-complex="David CLM1" style:font-weight-complex="normal"/>
    </style:style>
    <style:style style:name="T179" style:family="text">
      <style:text-properties fo:font-weight="bold" style:font-weight-asian="bold" style:font-weight-complex="bold"/>
    </style:style>
    <style:style style:name="T180" style:family="text">
      <style:text-properties style:text-position="sub 58%" style:font-name="Monospace" fo:language="en" fo:country="US" officeooo:rsid="07be1476" style:font-size-asian="10.5pt" style:font-name-complex="David CLM1" style:font-weight-complex="normal"/>
    </style:style>
    <style:style style:name="T181" style:family="text">
      <style:text-properties style:text-position="sub 58%" style:font-name="Monospace" fo:language="en" fo:country="US" officeooo:rsid="07bfd751" style:font-size-asian="10.5pt" style:font-name-complex="David CLM1" style:font-weight-complex="normal"/>
    </style:style>
    <style:style style:name="T182" style:family="text">
      <style:text-properties officeooo:rsid="07b12630"/>
    </style:style>
    <style:style style:name="T183" style:family="text">
      <style:text-properties officeooo:rsid="07b42b71"/>
    </style:style>
    <style:style style:name="T184" style:family="text">
      <style:text-properties fo:language="en" fo:country="US" officeooo:rsid="07e13dd7"/>
    </style:style>
    <style:style style:name="T185" style:family="text">
      <style:text-properties fo:language="en" fo:country="US" officeooo:rsid="07e1f07b"/>
    </style:style>
    <style:style style:name="T186" style:family="text">
      <style:text-properties fo:language="en" fo:country="US" officeooo:rsid="080789ce"/>
    </style:style>
    <style:style style:name="T187" style:family="text">
      <style:text-properties fo:language="en" fo:country="US" officeooo:rsid="08296e5c"/>
    </style:style>
    <style:style style:name="T188" style:family="text">
      <style:text-properties fo:language="en" fo:country="US" fo:font-style="italic" officeooo:rsid="08296e5c" style:font-style-asian="italic" style:font-style-complex="italic"/>
    </style:style>
    <style:style style:name="T189" style:family="text">
      <style:text-properties fo:color="#000000" loext:opacity="100%" style:font-name="Monospace" fo:font-size="12pt" fo:font-style="normal" fo:font-weight="normal" officeooo:rsid="07c620a3" style:font-name-asian="Noto Sans CJK SC Regular" style:font-size-asian="12pt" style:font-style-asian="normal" style:font-weight-asian="normal" style:font-name-complex="Nachlieli CLM1" style:font-size-complex="16pt" style:font-style-complex="normal" style:font-weight-complex="normal"/>
    </style:style>
    <style:style style:name="T190" style:family="text">
      <style:text-properties fo:color="#000000" loext:opacity="100%" style:font-name="Monospace" fo:font-size="12pt" fo:font-style="normal" fo:font-weight="normal" officeooo:rsid="07c9afc1" style:font-name-asian="Noto Sans CJK SC Regular" style:font-size-asian="12pt" style:font-style-asian="normal" style:font-weight-asian="normal" style:font-name-complex="Nachlieli CLM1" style:font-size-complex="16pt" style:font-style-complex="normal" style:font-weight-complex="normal"/>
    </style:style>
    <style:style style:name="T191" style:family="text">
      <style:text-properties fo:color="#098658" loext:opacity="100%"/>
    </style:style>
    <style:style style:name="T192" style:family="text">
      <style:text-properties fo:color="#098658" loext:opacity="100%" fo:language="en" fo:country="US" officeooo:rsid="07e13dd7"/>
    </style:style>
    <style:style style:name="T193" style:family="text">
      <style:text-properties fo:color="#098658" loext:opacity="100%" fo:language="en" fo:country="US" fo:font-weight="bold" officeooo:rsid="07dd8133" style:font-weight-asian="bold" style:font-weight-complex="bold"/>
    </style:style>
    <style:style style:name="T194" style:family="text">
      <style:text-properties fo:color="#a31515" loext:opacity="100%"/>
    </style:style>
    <style:style style:name="T195" style:family="text">
      <style:text-properties fo:color="#0000ff" loext:opacity="100%"/>
    </style:style>
    <style:style style:name="T196" style:family="text">
      <style:text-properties officeooo:rsid="07dd6e38"/>
    </style:style>
    <style:style style:name="T197" style:family="text">
      <style:text-properties fo:language="en" fo:country="US" officeooo:rsid="082af496"/>
    </style:style>
    <style:style style:name="T198" style:family="text">
      <style:text-properties fo:language="en" fo:country="US" officeooo:rsid="08296e5c"/>
    </style:style>
    <style:style style:name="T199" style:family="text">
      <style:text-properties fo:language="en" fo:country="US" officeooo:rsid="082c4500"/>
    </style:style>
    <style:style style:name="T200" style:family="text">
      <style:text-properties fo:language="en" fo:country="US" officeooo:rsid="082d08d6"/>
    </style:style>
    <style:style style:name="T201" style:family="text">
      <style:text-properties fo:language="en" fo:country="US" officeooo:rsid="083a3819"/>
    </style:style>
    <style:style style:name="T202" style:family="text">
      <style:text-properties fo:font-style="italic" fo:font-weight="normal" officeooo:rsid="084159bc" style:font-style-asian="italic" style:font-weight-asian="normal" style:font-style-complex="italic"/>
    </style:style>
    <style:style style:name="T203" style:family="text">
      <style:text-properties fo:font-weight="normal" officeooo:rsid="083d531e" style:font-weight-asian="normal"/>
    </style:style>
    <style:style style:name="T204" style:family="text">
      <style:text-properties fo:font-weight="normal" officeooo:rsid="083e1455" style:font-weight-asian="normal"/>
    </style:style>
    <style:style style:name="T205" style:family="text">
      <style:text-properties fo:font-weight="normal" officeooo:rsid="083f7938" style:font-weight-asian="normal"/>
    </style:style>
    <style:style style:name="T206" style:family="text">
      <style:text-properties fo:font-weight="normal" officeooo:rsid="084159bc" style:font-weight-asian="normal"/>
    </style:style>
    <style:style style:name="T207" style:family="text">
      <style:text-properties fo:font-weight="normal" officeooo:rsid="0843259f" style:font-weight-asian="normal"/>
    </style:style>
    <style:style style:name="T208" style:family="text">
      <style:text-properties fo:font-weight="normal" officeooo:rsid="08444fa7" style:font-weight-asian="normal"/>
    </style:style>
    <style:style style:name="T209" style:family="text">
      <style:text-properties fo:font-weight="normal" officeooo:rsid="084b6f51" style:font-weight-asian="normal"/>
    </style:style>
    <style:style style:name="T210" style:family="text">
      <style:text-properties officeooo:rsid="083d531e"/>
    </style:style>
    <style:style style:name="T211" style:family="text">
      <style:text-properties officeooo:rsid="088c48d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pan text:style-name="T1">חלוקה </text:span><text:span text:style-name="T2">אגליטרית של חפצים בדידים</text:span></text:h>
      <text:p text:style-name="P12"><text:span text:style-name="T3">כש</text:span><text:span text:style-name="T182">החפצים </text:span><text:span text:style-name="T183">העומדים לחלוקה הם </text:span><text:span text:style-name="T182">בדידים, אנחנו לא יכולים </text:span><text:span text:style-name="T183">להבטיח חלוקה פרופורציונלית, אבל אנחנו יכולים לנסות להתקרב לחלוקה כזאת כמיטב יכולתנו במסגרת נתוני הבעיה. </text:span><text:span text:style-name="T3">באחד השיעורים הקודמים למדנו על עקרון המתאים לבעיה זו – </text:span><text:span text:style-name="T94">העקרון האגליטרי</text:span><text:span text:style-name="T3">. כזכור, חלוקה אגליטרית היא חלוקה שב</text:span><text:span text:style-name="T4">ה </text:span><text:span text:style-name="T3">הערך המינימלי של שחקן גדול לפחות כמו הערך המינימלי של שחקן </text:span><text:span text:style-name="T4">בכל חלוקה אחרת. </text:span></text:p>
      <text:p text:style-name="P13"><text:span text:style-name="T5">כשהחפצים היו רציפים, יכולנו </text:span><text:span text:style-name="T6">לחשב</text:span><text:span text:style-name="T5"> חלוקה אגליטרית במהירות ע"י פתרון בעיית אופטימיזציה קמורה. אבל כשהחפ</text:span><text:span text:style-name="T6">צים בדידים, הבעיה הרבה יותר קשה.</text:span></text:p>
      <text:p text:style-name="P13"><text:span text:style-name="T96">משפט</text:span><text:span text:style-name="T7">.</text:span><text:span text:style-name="T6"> </text:span><text:span text:style-name="T7">מציאת חלוקה אגליטרית </text:span><text:span text:style-name="T8">היא בעיה </text:span><text:span text:style-name="T18">NP-קשה אפילו כשיש רק שני שחקנים </text:span><text:span text:style-name="T38">עם פונקציות-ערך זהות.</text:span></text:p>
      <text:p text:style-name="P14"><text:span text:style-name="T72">הוכחה</text:span><text:span text:style-name="T16">. ההוכחה היא על-ידי רדוקציה מהבעיה Partition – בעיה שידוע שהיא NP-קשה </text:span><text:span text:style-name="T19">(ראו כאן: </text:span><text:a xlink:type="simple" xlink:href="https://www.ics.uci.edu/~goodrich/teach/cs162/notes/pnp3.pdf" text:style-name="Internet_20_link" text:visited-style-name="Visited_20_Internet_20_Link">https://www.ics.uci.edu/~goodrich/teach/cs162/notes/pnp3.pdf</text:a><text:span text:style-name="T19"> ). </text:span><text:span text:style-name="T20">בבעיה זו, נתונים לנו מספרים שלמים חיוביים a</text:span><text:span text:style-name="T180">1</text:span><text:span text:style-name="T20">,…,a</text:span><text:span text:style-name="T180">m</text:span><text:span text:style-name="T20">, והמטרה היא להחליט, האם קיימת חלוקה של המספרים לשתי קבוצות, כך שה</text:span><text:span text:style-name="T21">סכום בשתי הקבוצות הוא זהה.</text:span></text:p>
      <text:p text:style-name="P15"><text:span text:style-name="T21">בהינתן </text:span><text:span text:style-name="T20">בעיית Partition, </text:span><text:span text:style-name="T21">נבנה בעיית חלוקה אגליטרית באופן הבא:</text:span></text:p>
      <text:list xml:id="list1357110340" text:style-name="L1">
        <text:list-item>
          <text:p text:style-name="P28">יש שני שחקנים עם פונקציות-ערך זהות.</text:p>
        </text:list-item>
        <text:list-item>
          <text:p text:style-name="P27"><text:span text:style-name="T21">יש m חפצים. כל שחקן מייחס לחפץ ה-j ערך </text:span><text:span text:style-name="T20">a</text:span><text:span text:style-name="T181">j</text:span><text:span text:style-name="T21">.</text:span></text:p>
        </text:list-item>
      </text:list>
      <text:p text:style-name="P16"><text:span text:style-name="T21">נ</text:span><text:span text:style-name="T22">מצא חלוקה אגליטרית ונבדוק את הערך המינימלי שמקבל שחקן בחלוקה זו. אם הערך המינימלי הוא בדיוק חצי מסכום כל הערכים ((</text:span><text:span text:style-name="T20">a</text:span><text:span text:style-name="T180">1</text:span><text:span text:style-name="T22">+</text:span><text:span text:style-name="T20">…</text:span><text:span text:style-name="T22">+</text:span><text:span text:style-name="T20">a</text:span><text:span text:style-name="T180">m</text:span><text:span text:style-name="T22">)0.5), אז יש לנו חלוקה שווה, והתשובה לבעיית ה-Partition היא "כן"; אחרת, הערך המינימלי קטן יותר מחצי סכום הערכים, </text:span><text:span text:style-name="T23">ולא קיימת חלוקה שבה הערך המינימלי שווה חצי מסכום הערכים, ולכן </text:span><text:span text:style-name="T22">והתשובה לבעיית ה-Partition היא "</text:span><text:span text:style-name="T23">לא</text:span><text:span text:style-name="T22">". ***</text:span></text:p>
      <text:p text:style-name="P17"><text:span text:style-name="T22">מ</text:span><text:span text:style-name="T16">ה עושים כשנתקלים בבעיה NP-קשה? יש כמה אפשרויות.</text:span></text:p>
      <text:p text:style-name="Heading_20_2">א. פתרון בעיית אופטימיזציה במספרים שלמים</text:p>
      <text:p text:style-name="P18"><text:span text:style-name="T24">אפשר לנסות לפתור </text:span><text:span text:style-name="T25">את הבעיה הקשה </text:span><text:span text:style-name="T24">על-ידי כתיבת </text:span><text:span text:style-name="T73">בעיית אופטימיזציה במספרים שלמים</text:span><text:span text:style-name="T24">. </text:span><text:span text:style-name="T36">אנחנו יכולים לכתוב בעיה דומה לזו שכתבנו כדי למצוא חלוקה אגליטרית של משאבים רציפים, אבל להוסיף אילוץ הקובע שהמשתנים חייבים להיות שלמים. נדגים על אותה דוגמה שראינו בשיעור 2. </text:span><text:span text:style-name="T37">יש שני שחקנים ושלושה חפצים עם הערכים הבאים:</text:span></text:p>
      <text:p text:style-name="P2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list xml:id="list2924856608" text:style-name="WWNum2">
              <text:list-item>
                <text:p text:style-name="P80"><text:span text:style-name="T97">חפץ</text:span><text:span text:style-name="T179">:</text:span></text:p>
              </text:list-item>
            </text:list>
          </table:table-cell>
          <table:table-cell table:style-name="Table2.A1" office:value-type="string">
            <text:list xml:id="list234059853050277" text:continue-numbering="true" text:style-name="WWNum2">
              <text:list-item>
                <text:p text:style-name="P81">שרשרת</text:p>
              </text:list-item>
            </text:list>
          </table:table-cell>
          <table:table-cell table:style-name="Table2.A1" office:value-type="string">
            <text:list xml:id="list234060875420759" text:continue-numbering="true" text:style-name="WWNum2">
              <text:list-item>
                <text:p text:style-name="P82">טבעת</text:p>
              </text:list-item>
            </text:list>
          </table:table-cell>
          <table:table-cell table:style-name="Table2.D1" office:value-type="string">
            <text:list xml:id="list234059314312561" text:continue-numbering="true" text:style-name="WWNum2">
              <text:list-item>
                <text:p text:style-name="P82">צמיד</text:p>
              </text:list-item>
            </text:list>
          </table:table-cell>
        </table:table-row>
        <table:table-row table:style-name="Table2.1">
          <table:table-cell table:style-name="Table2.A2" office:value-type="string">
            <text:list xml:id="list234059611190182" text:continue-numbering="true" text:style-name="WWNum2">
              <text:list-item>
                <text:p text:style-name="P83">עמי:</text:p>
              </text:list-item>
            </text:list>
          </table:table-cell>
          <table:table-cell table:style-name="Table2.A2" office:value-type="string">
            <text:list xml:id="list234059749963160" text:continue-numbering="true" text:style-name="WWNum2">
              <text:list-item>
                <text:p text:style-name="P80">1</text:p>
              </text:list-item>
            </text:list>
          </table:table-cell>
          <table:table-cell table:style-name="Table2.A2" office:value-type="string">
            <text:list xml:id="list234060429022214" text:continue-numbering="true" text:style-name="WWNum2">
              <text:list-item>
                <text:p text:style-name="P80">19</text:p>
              </text:list-item>
            </text:list>
          </table:table-cell>
          <table:table-cell table:style-name="Table2.D2" office:value-type="string">
            <text:list xml:id="list234060545155203" text:continue-numbering="true" text:style-name="WWNum2">
              <text:list-item>
                <text:p text:style-name="P80">80</text:p>
              </text:list-item>
            </text:list>
          </table:table-cell>
        </table:table-row>
        <table:table-row table:style-name="Table2.1">
          <table:table-cell table:style-name="Table2.A2" office:value-type="string">
            <text:list xml:id="list234060386412260" text:continue-numbering="true" text:style-name="WWNum2">
              <text:list-item>
                <text:p text:style-name="P83">תמי:</text:p>
              </text:list-item>
            </text:list>
          </table:table-cell>
          <table:table-cell table:style-name="Table2.A2" office:value-type="string">
            <text:list xml:id="list234060622186536" text:continue-numbering="true" text:style-name="WWNum2">
              <text:list-item>
                <text:p text:style-name="P80">29</text:p>
              </text:list-item>
            </text:list>
          </table:table-cell>
          <table:table-cell table:style-name="Table2.A2" office:value-type="string">
            <text:list xml:id="list234061203537969" text:continue-numbering="true" text:style-name="WWNum2">
              <text:list-item>
                <text:p text:style-name="P80">1</text:p>
              </text:list-item>
            </text:list>
          </table:table-cell>
          <table:table-cell table:style-name="Table2.D2" office:value-type="string">
            <text:list xml:id="list234060700130817" text:continue-numbering="true" text:style-name="WWNum2">
              <text:list-item>
                <text:p text:style-name="P80">70</text:p>
              </text:list-item>
            </text:list>
          </table:table-cell>
        </table:table-row>
      </table:table>
      <text:p text:style-name="P21"/>
      <text:p text:style-name="P21">פתרון <text:span text:style-name="T196">אפשרי </text:span>בפייתון <text:span text:style-name="T196">הוא:</text:span></text:p>
      <text:p text:style-name="P21"/>
      <text:p text:style-name="P4"><text:span text:style-name="T195">import</text:span> cvxpy</text:p>
      <text:p text:style-name="P4">x, y, z = cvxpy.Variable(<text:span text:style-name="T191">3, </text:span><text:span text:style-name="T193">integer=True</text:span>)</text:p>
      <text:p text:style-name="P7"><text:soft-page-break/>min_utility = cvxpy.Variable()</text:p>
      <text:p text:style-name="P4">utility_ami = x*<text:span text:style-name="T191">80</text:span> + y*<text:span text:style-name="T191">19</text:span> + z*<text:span text:style-name="T191">1</text:span></text:p>
      <text:p text:style-name="P4"><text:span text:style-name="T185">u</text:span>tility_tami = (<text:span text:style-name="T191">1</text:span>-x)*<text:span text:style-name="T191">70</text:span> + (<text:span text:style-name="T191">1</text:span>-y)*<text:span text:style-name="T191">1</text:span> + (<text:span text:style-name="T191">1</text:span>-z)*<text:span text:style-name="T191">29</text:span> </text:p>
      <text:p text:style-name="P4"/>
      <text:p text:style-name="P4">prob = cvxpy.Problem(</text:p>
      <text:p text:style-name="P4"><text:s text:c="4"/>cvxpy.Maximize(<text:span text:style-name="T184">min_utility</text:span>),</text:p>
      <text:p text:style-name="P5"><text:s text:c="4"/>constraints = [<text:span text:style-name="T191">0</text:span> &lt;= x, x &lt;= <text:span text:style-name="T191">1</text:span>, <text:span text:style-name="T191">0</text:span> &lt;= y, y &lt;= <text:span text:style-name="T191">1</text:span>, <text:span text:style-name="T191">0</text:span> &lt;= z, z &lt;= <text:span text:style-name="T191">1, </text:span><text:span text:style-name="T192">min_utility &lt;= </text:span><text:span text:style-name="T191">utility_ami, </text:span><text:span text:style-name="T192">min_utility &lt;= </text:span><text:span text:style-name="T191">utility_tami</text:span>])</text:p>
      <text:p text:style-name="P4">prob.solve()</text:p>
      <text:p text:style-name="P4">print(<text:span text:style-name="T194">"status:"</text:span>, prob.status)</text:p>
      <text:p text:style-name="P4">print(<text:span text:style-name="T194">"optimal value: "</text:span>, prob.value)</text:p>
      <text:p text:style-name="P4">print(<text:span text:style-name="T194">"Fractions given to Ami: "</text:span>, x.value, y.value, z.value)</text:p>
      <text:p text:style-name="P4">print(<text:span text:style-name="T194">"Utility of Ami"</text:span>, utility_ami.value)</text:p>
      <text:p text:style-name="P6">print(<text:span text:style-name="T194">"Utility of Tami"</text:span>, utility_tami.value)</text:p>
      <text:p text:style-name="P8"/>
      <text:p text:style-name="P25">זה בדיוק אותו קוד שהשתמשנו בו עבור משאבים רציפים, פרט לעובדה שאנחנו מגדירים את המשתנים כשלמים (integer=True).</text:p>
      <text:p text:style-name="P19"><text:span text:style-name="T27">כאשר מספר השחקנים והחפצים מספיק קטן, יש סיכוי טוב שנקבל פתרון </text:span><text:span text:style-name="T29">מהיר</text:span><text:span text:style-name="T28">. אבל </text:span><text:span text:style-name="T26">כיוון שהבעיה היא NP-קשה, במקרה הגרוע הפתרון ידרוש זמן מעריכי בגודל הבעיה. כאשר מספר השחקנים והחפצים הוא גדול, ייתכן שהפתרון לא </text:span><text:span text:style-name="T27">יימצא בזמן סביר. </text:span></text:p>
      <text:p text:style-name="P30"/>
      <text:p text:style-name="P10"><text:span text:style-name="T189">ב</text:span>. <text:span text:style-name="T190">אלגוריתמי קירוב</text:span></text:p>
      <text:p text:style-name="P20"><text:span text:style-name="T24">ד</text:span><text:span text:style-name="T30">רך נוספת להתמודד עם בעיה NP-קשה היא ל</text:span><text:span text:style-name="T31">פתח </text:span><text:span text:style-name="T74">אלגוריתמי קירוב –</text:span><text:span text:style-name="T31"> אלגוריתמים הנותנים פתרון קרוב לפתרון הטוב ביותר. במקרה שלנו, כיוון שהמטרה היא למקסם את </text:span><text:span text:style-name="T32">הערך האגליטרי (הקטן ביותר)</text:span><text:span text:style-name="T31">, אנחנו מחפשים </text:span><text:span text:style-name="T32">אלגוריתם המחזיר, עבור כל קלט, חלוקה שבה הערך האגליטרי הוא לפחות r כפול הערך האגליטרי האופטימלי, </text:span><text:span text:style-name="T33">כאשר </text:span><text:span text:style-name="T34">r </text:span><text:span text:style-name="T33">הוא מספר ממשי כלשהו.</text:span></text:p>
      <text:p text:style-name="P31">גם למצוא אלגוריתם-קירוב זה לא פשוט כלל. אנחנו נראה אלגוריתם קירוב עבור מקרה פרטי שבו לכל השחקנים יש אותה פונקציית-ערך – הם מסכימים על הערכים של כל החפצים. זה מצב נפוץ, למשל, כאשר הערכים הם מחירי-שוק, והמטרה היא למצוא חלוקה אגליטרית על-פי מחירי השוק.</text:p>
      <text:p text:style-name="P22"><text:span text:style-name="T35">א</text:span><text:span text:style-name="T39">לגוריתמי-הקירוב הראשונים לבעיה זו פותחו עבור בעיה הנדסית, שבמבט ראשון אין כל קשר בינה לבין הגינות: בעיית </text:span><text:span text:style-name="T75">תיזמון תהליכים </text:span><text:span text:style-name="T76">במחשב </text:span><text:span text:style-name="T75">מרוב</text:span><text:span text:style-name="T76">ה</text:span><text:span text:style-name="T75">-מעבדים </text:span><text:span text:style-name="T89">(באנגלית: multiprocessor scheduling; נקראת גם machine scheduling או job scheduling)</text:span><text:span text:style-name="T80">. </text:span><text:span text:style-name="T81">יש </text:span><text:span text:style-name="T85">לנו </text:span><text:span text:style-name="T81">מחשב עם כמה מעבדים זהים; אנחנו רוצים לבצע </text:span><text:span text:style-name="T83">בעזרתו</text:span><text:span text:style-name="T81"> משימה </text:span><text:span text:style-name="T83">חישובית </text:span><text:span text:style-name="T81">מסויימת, המורכבת </text:span><text:span text:style-name="T84">ממספר רב של </text:span><text:span text:style-name="T88">תהליכים</text:span><text:span text:style-name="T81">. אנחנו יודעים מראש כמה זמן דרוש </text:span><text:span text:style-name="T86">ל</text:span><text:span text:style-name="T81">מעבד לבצע כל תהליך. השאלה היא, איך לחלק את התהליכים בין המעבדים, כך </text:span><text:span text:style-name="T82">שהמשימה תסתיים </text:span><text:span text:style-name="T87">בזמן הקצר ביותר האפשרי?</text:span></text:p>
      <text:p text:style-name="P33"/>
      <text:p text:style-name="P24"><text:span text:style-name="T77">דוגמה </text:span><text:span text:style-name="T78">א</text:span><text:span text:style-name="T90">. יש </text:span><text:span text:style-name="T91">ארבעה</text:span><text:span text:style-name="T90"> מעבדים. </text:span><text:span text:style-name="T91">המשימה מורכבת מתשעה תהליכים. </text:span><text:span text:style-name="T93">אורכי התהליכים בשניות הם:</text:span></text:p>
      <text:p text:style-name="P52"><text:soft-page-break/>7, 7, 6, 6, 5, 5, 4, 4, 4 </text:p>
      <text:p text:style-name="P34">נבדוק שתי חלוקות אפשריות של תהליכים למעבדים:</text:p>
      <text:list xml:id="list1591021273" text:style-name="L2">
        <text:list-item>
          <text:p text:style-name="P36"><text:span text:style-name="T79">חלוקה א: </text:span><text:span text:style-name="T92">7</text:span><text:span text:style-name="T79">+4+4, 7+4, 6+5, 6+5. שלושה מעבדים מסיימים תוך 11 שניות, אבל המעבד הרביעי מסיים תוך 15 שניות, ולכן זמן הסיום של המשימה כולה הוא 15.</text:span></text:p>
        </text:list-item>
        <text:list-item>
          <text:p text:style-name="P35">חלוקה ב: 4+4+4, 7+5, 7+5, 6+6. כל המעבדים מסיימים תוך 12 שניות, ולכן זמן הסיום של המשימה כולה הוא 12. זוהי החלוקה היעילה ביותר בדוגמה זו. ***</text:p>
        </text:list-item>
      </text:list>
      <text:p text:style-name="P23"><text:span text:style-name="T40">הסיבה הראשונה לעיסוק בבעיה זו היתה, כאמור, למצוא חלוקת-עבודה יעילה ומהירה. אך למעשה, בעיה זו שקולה לחלוטין לבעייה של חלוקה אגליטרית של חפצים עם </text:span><text:span text:style-name="T70">ערך שלילי </text:span><text:span text:style-name="T40">בין שחקנים עם </text:span><text:span text:style-name="T70">הערכות זהות</text:span><text:span text:style-name="T40">.</text:span></text:p>
      <text:p text:style-name="P46"><text:span text:style-name="T9">דוגמה לחפצים בעלי ערך שלילי היא: </text:span><text:span text:style-name="T95">מטלות</text:span><text:span text:style-name="T121">, </text:span><text:span text:style-name="T122">כגון תורנויות בבית או בבסיס</text:span><text:span text:style-name="T9">. </text:span><text:span text:style-name="T10">רוב האנשים לא אוהבים לבצע </text:span><text:span text:style-name="T13">מטלות</text:span><text:span text:style-name="T10">, אבל הערך (השלילי) שהם מייחסים לכל </text:span><text:span text:style-name="T13">מטל</text:span><text:span text:style-name="T14">ה</text:span><text:span text:style-name="T10"> עשוי להיות שונה. </text:span></text:p>
      <text:p text:style-name="P46"><text:span text:style-name="T98">דוגמה ב</text:span><text:span text:style-name="T11">. </text:span><text:span text:style-name="T10">יש ארבעה </text:span><text:span text:style-name="T12">שחקנים</text:span><text:span text:style-name="T10"> הצריכים לבצע </text:span><text:span text:style-name="T15">ביחד</text:span><text:span text:style-name="T10"> תשע </text:span><text:span text:style-name="T13">מטלות</text:span><text:span text:style-name="T10">. </text:span><text:span text:style-name="T11">הם מייחסים </text:span><text:span text:style-name="T14">למטלות</text:span><text:span text:style-name="T11"> ערכים שליליים:</text:span><text:span text:style-name="T10"> </text:span></text:p>
      <text:p text:style-name="P53">-7, -7, -6, -6, -5, -5, -4, -4, -4</text:p>
      <text:p text:style-name="P47"><text:span text:style-name="T186">(כולם מסכימים על הערכים של כל </text:span><text:span text:style-name="T62">מטלה</text:span><text:span text:style-name="T186">). אנחנו רוצים למצוא חלוקה אגליטרית. נבדוק שתי חלוקות:</text:span></text:p>
      <text:list xml:id="list2321616969" text:style-name="L3">
        <text:list-item>
          <text:p text:style-name="P37"><text:span text:style-name="T186">חלוקה א: </text:span><text:span text:style-name="T55">שחקן</text:span><text:span text:style-name="T186"> אחד מקבל שלוש </text:span><text:span text:style-name="T63">מטלות</text:span><text:span text:style-name="T186"> עם ערכים -7, -4, -4; </text:span><text:span text:style-name="T55">שחקן</text:span><text:span text:style-name="T186"> שני מקבל שתי </text:span><text:span text:style-name="T63">מטלות</text:span><text:span text:style-name="T186"> עם ערכים -7, -4; ועוד שני </text:span><text:span text:style-name="T55">שחקנים</text:span><text:span text:style-name="T186"> מקבלים כל אחד שתי </text:span><text:span text:style-name="T63">מטלות</text:span><text:span text:style-name="T186"> עם ערכים -5, -6. ערכי </text:span><text:span text:style-name="T55">השחקנים</text:span><text:span text:style-name="T186"> הם: -15, -11, -11, -11.</text:span></text:p>
        </text:list-item>
        <text:list-item>
          <text:p text:style-name="P37"><text:span text:style-name="T186">חלוקה ב: </text:span><text:span text:style-name="T55">שחקן</text:span><text:span text:style-name="T186"> אחד מקבל שלוש </text:span><text:span text:style-name="T63">מטלות</text:span><text:span text:style-name="T186"> עם ערכים -</text:span><text:span text:style-name="T41">4</text:span><text:span text:style-name="T186">, -4, -4; </text:span><text:span text:style-name="T55">שחקן</text:span><text:span text:style-name="T186"> שני מקבל שתי </text:span><text:span text:style-name="T63">מטלות</text:span><text:span text:style-name="T186"> עם ערכים -</text:span><text:span text:style-name="T41">6</text:span><text:span text:style-name="T186">, -</text:span><text:span text:style-name="T41">6</text:span><text:span text:style-name="T186">; ועוד שני </text:span><text:span text:style-name="T56">שחקנים</text:span><text:span text:style-name="T186"> מקבלים כל אחד שתי </text:span><text:span text:style-name="T63">מטלות</text:span><text:span text:style-name="T186"> עם ערכים -5, -</text:span><text:span text:style-name="T41">7</text:span><text:span text:style-name="T186">. ערכי </text:span><text:span text:style-name="T55">השחקנים</text:span><text:span text:style-name="T186"> הם: -</text:span><text:span text:style-name="T41">12</text:span><text:span text:style-name="T186">, -</text:span><text:span text:style-name="T41">12</text:span><text:span text:style-name="T186">, -</text:span><text:span text:style-name="T41">12</text:span><text:span text:style-name="T186">, -</text:span><text:span text:style-name="T41">12</text:span><text:span text:style-name="T186">. </text:span></text:p>
        </text:list-item>
      </text:list>
      <text:p text:style-name="P11">שימו לב שבחלוקה א הערך האגליטרי (- הקטן ביותר) הוא מינוס 15, ובחלוקה ב הערך האגליטרי הוא מינוס 12, שהוא מספר גדול יותר. חלוקה ב היא החלוקה האגליטרית במקרה זה. <text:s text:c="2"/>***</text:p>
      <text:p text:style-name="P48"><text:span text:style-name="T42">קל לראות שהדבר נכון באופן כללי: כל חלוקת תהליכים למעבדים, הממזערת את זמן-הריצה המקסימלי, שקולה לחלוקת </text:span><text:span text:style-name="T63">מטלות</text:span><text:span text:style-name="T42"> לאנשים, הממקסמת את הערך (השלילי) המינימלי – </text:span><text:span text:style-name="T43">חלוקה אגליטרית. </text:span><text:span text:style-name="T44">הבעיה היא NP-</text:span><text:span text:style-name="T44">קשה – ההוכחה זהה להוכחה עבור חפצים עם ערכים חיוביים (למעלה).</text:span></text:p>
      <text:p text:style-name="P43"><text:span text:style-name="T45">אנחנו נראה אלגוריתם </text:span><text:span text:style-name="T46">חמדני פשוט למציאת </text:span><text:span text:style-name="T47">חלוקה אגליטרית מקורבת</text:span><text:span text:style-name="T46">. לצורך הפשטות, </text:span><text:span text:style-name="T48">כדי שנוכל לעבוד עם מספרים חיוביים, </text:span><text:span text:style-name="T46">נניח שהקלט לבעיה הוא רשימ</text:span><text:span text:style-name="T48">ת </text:span><text:span text:style-name="T47">ערכי </text:span><text:span text:style-name="T64">המטלות</text:span><text:span text:style-name="T47"> בערך מוחלט, </text:span><text:span text:style-name="T50">והמטרה היא למצוא חלוקה שבה הערך </text:span><text:span text:style-name="T71">המקסימלי </text:span><text:span text:style-name="T50">הוא </text:span><text:span text:style-name="T71">קטן </text:span><text:span text:style-name="T50">ביותר.</text:span></text:p>
      <text:list xml:id="list3129099154" text:style-name="L9">
        <text:list-item>
          <text:p text:style-name="P41"><text:span text:style-name="T49">סדר את </text:span><text:span text:style-name="T64">המטלות</text:span><text:span text:style-name="T50"> בסדר יורד של הערך שלהם – </text:span><text:span text:style-name="T51">מה</text:span><text:span text:style-name="T52">גדול לקטן.</text:span></text:p>
        </text:list-item>
        <text:list-item>
          <text:p text:style-name="P42"><text:span text:style-name="T53">תן את </text:span><text:span text:style-name="T64">המטלה</text:span><text:span text:style-name="T53"> הבא ל</text:span><text:span text:style-name="T65">שחקן שהערך הנוכחי שלו הוא קטן ביותר.</text:span></text:p>
        </text:list-item>
        <text:list-item>
          <text:p text:style-name="P44"><text:span text:style-name="T16">אם יש עוד </text:span><text:span text:style-name="T64">מטלות</text:span><text:span text:style-name="T16">, חזור לשורה 2.</text:span></text:p>
        </text:list-item>
      </text:list>
      <text:p text:style-name="P45"><text:span text:style-name="T16">בעולם תיזמון התהליכים, האלגוריתם הזה נקרא </text:span><text:span text:style-name="T16">Longest Processing Time first, או בקיצור LPT, כי הוא מתזמן קודם את התהליכים שזמן-העיבוד שלהם ארוך ביותר. בעולם החלוקה ההוגנת, נקרא לו פשוט "</text:span><text:span text:style-name="T59">ה</text:span><text:span text:style-name="T16">אלגוריתם </text:span><text:span text:style-name="T105">ה</text:span><text:span text:style-name="T16">חמדני".</text:span></text:p>
      <text:p text:style-name="P49"><text:span text:style-name="T54">בדוגמה א למעלה, </text:span><text:span text:style-name="T66">המטלה</text:span><text:span text:style-name="T54"> הראשו</text:span><text:span text:style-name="T66">נה</text:span><text:span text:style-name="T54"> בסדרה </text:span><text:span text:style-name="T59">ה</text:span><text:span text:style-name="T66">י</text:span><text:span text:style-name="T59">א</text:span><text:span text:style-name="T54"> ה-7 </text:span><text:span text:style-name="T66">והאחרונה היא </text:span><text:span text:style-name="T54">ה-4. האלגוריתם נותן את ארבעת </text:span><text:span text:style-name="T67">המטלות הראשונות </text:span><text:span text:style-name="T54">לארבעת השחקנים </text:span><text:span text:style-name="T57">בסדר כלשהו, למשל, א-7, ב-7, ג-6, ד-6.</text:span><text:span text:style-name="T54"> </text:span><text:span text:style-name="T67">שתי המטלות הבאות </text:span><text:span text:style-name="T54">– 5,5 – ניתנ</text:span><text:span text:style-name="T68">ות</text:span><text:span text:style-name="T54"> ל</text:span><text:span text:style-name="T57">שחקנים שהערך הנוכחי שלהם הוא קטן ביותר, </text:span><text:span text:style-name="T58">שהם ג ו-ד. </text:span><text:span text:style-name="T67">שתי המטלות</text:span><text:span text:style-name="T58"> </text:span><text:span text:style-name="T67">הבאות</text:span><text:span text:style-name="T58"> </text:span><text:span text:style-name="T54">ניתנ</text:span><text:span text:style-name="T68">ות</text:span><text:span text:style-name="T58"> לשחקנים שהערך הנוכחי שלהם הוא קטן ביותר, שהם א ו-ב. עכשיו, סכום הערכים של כל ארבעת <text:s/>השחקנים הוא 11, ולכן </text:span><text:span text:style-name="T69">המטלה האחרונה ניתנת</text:span><text:span text:style-name="T58"> לשחקן כלשהו באקראי, נניח לשחקן א. בכל מקרה, ערכי השחקנים (בערך מוחלט) הם 15, 11, 11, 11, בדיוק כמו בדוגמה. אנחנו רואים שהאלגוריתם אינו מוצא את </text:span><text:span text:style-name="T60">החלוקה האגליטרית (שהיא 12, 12, 12, 12), אבל הוא גם לא כל כך רחוק – הערך האגליטרי שלו גדול רק <text:s/>פי 1.</text:span><text:span text:style-name="T61">25</text:span><text:span text:style-name="T60"> מהערך האגליטרי האופטימלי. </text:span><text:span text:style-name="T103"><text:s/></text:span></text:p>
      <text:p text:style-name="P50"><text:soft-page-break/><text:span text:style-name="T187">כשמנתחים אלגוריתמי קירוב, התכונה המעניינת היא </text:span><text:span text:style-name="T188">יחס הקירוב</text:span><text:span text:style-name="T187"> שלהם (</text:span><text:span text:style-name="T187">approximation ratio) – היחס </text:span><text:span text:style-name="T197">בין איכות הפתרון שהאלגוריתם מוצא, לבין איכות הפתרון האופטימלי. בבעיות מינימיזציה, כמו הבעיה שלנו, יחס הקירוב גדול מ-1, כי הפתרון של האלגוריתם בדרך-כלל גדול יותר מהפתרון האופטימלי; <text:s/>בבעיות </text:span><text:span text:style-name="T104">מקסימיזציה, </text:span><text:span text:style-name="T197">יחס הקירוב קטן מ-1, כי הפתרון של האלגוריתם בדרך-כלל </text:span><text:span text:style-name="T199">קטן </text:span><text:span text:style-name="T197">יותר מהפתרון האופטימלי. </text:span><text:span text:style-name="T201">בדוגמה למעלה, יחס הקירוב של האלגוריתם החמדני היה 15/12=1.25.</text:span><text:span text:style-name="T197"> </text:span><text:span text:style-name="T200">המשפט הבא מנתח את יחס הקירוב של האלגוריתם החמדני </text:span><text:span text:style-name="T106">באופן כללי. </text:span></text:p>
      <text:p text:style-name="P50"><text:span text:style-name="T133">משפט</text:span><text:span text:style-name="T136">.</text:span><text:span text:style-name="T138"> יחס הקירוב של ה</text:span><text:span text:style-name="T136">אלגוריתם החמדני לחלוקת מטלות בין </text:span><text:span text:style-name="T138">n </text:span><text:span text:style-name="T136">שחקנים הוא לכל היותר:</text:span></text:p>
      <text:p text:style-name="P54"><text:span text:style-name="T99">4/3 – 1/(3n)</text:span></text:p>
      <text:p text:style-name="P57"><text:span text:style-name="T210">למשל, כאשר </text:span><text:span text:style-name="T203">n=4, יחס הקירוב הוא 4/3-1/12 </text:span><text:span text:style-name="T204">= </text:span><text:span text:style-name="T203">15/12 </text:span><text:span text:style-name="T204">= </text:span><text:span text:style-name="T203">1.25 – בדיוק כמו בדוגמה למעלה. </text:span><text:span text:style-name="T205">ניתן להכליל את הדוגמה </text:span><text:span text:style-name="T206">ולהראות, עבור כל n, דוגמה שבה יחס-הקירוב הוא </text:span><text:span text:style-name="T202">בדיוק</text:span><text:span text:style-name="T206"> הביטוי שבמשפט, כך ש</text:span><text:span text:style-name="T207">המשפט הוא הדוק.</text:span></text:p>
      <text:p text:style-name="P58"><text:span text:style-name="T208">המשפט הוכח ע"י רונאלד גראהאם כבר בשנת 1969, בקשר לבעיית חלוקת-התהליכים. </text:span><text:span text:style-name="T209">ההוכחה שלו היתה על-דרך השלילה; אנחנו נראה הוכחה פשוטה יותר, על-דרך החיוב.</text:span></text:p>
      <text:p text:style-name="P60"><text:span text:style-name="T134">ה</text:span><text:span text:style-name="T135">וכחה</text:span><text:span text:style-name="T139">. </text:span><text:span text:style-name="T145">נניח שהערך המקסימלי בחלוקה האופטימלית הוא OPT. </text:span><text:span text:style-name="T144">לצורך </text:span><text:span text:style-name="T140">ההוכחה, </text:span><text:span text:style-name="T146">ננרמל </text:span><text:span text:style-name="T140">את ערכי כל המטלות </text:span><text:span text:style-name="T146">ע"י חלוקה </text:span><text:span text:style-name="T145">ב-OPT. לאחר </text:span><text:span text:style-name="T147">הנירמול</text:span><text:span text:style-name="T145">, </text:span><text:span text:style-name="T140">ערכי כל הסלים בחלוקה האופטימלית קטנים או שווים 1, ומכאן שערכי כל המטלות קטנים או שווים 1, </text:span><text:span text:style-name="T178">וסכום ערכי כל המטלות קטן או שווה n.</text:span><text:span text:style-name="T140"> </text:span><text:span text:style-name="T141">נחלק את המטלות לשני סוגים:</text:span></text:p>
      <text:list xml:id="list2079195327" text:style-name="L10">
        <text:list-item>
          <text:p text:style-name="P74"><text:span text:style-name="T79">מטלות שערכן גדול ממש מ-1/3 </text:span><text:span text:style-name="T142">ייקראו </text:span><text:span text:style-name="T108">גדולות</text:span><text:span text:style-name="T142">;</text:span></text:p>
        </text:list-item>
        <text:list-item>
          <text:p text:style-name="P74"><text:span text:style-name="T79">מטלות שערכן קטן או שווה ל-1/3 </text:span><text:span text:style-name="T142">ייקראו </text:span><text:span text:style-name="T108">קטנות</text:span><text:span text:style-name="T142">.</text:span></text:p>
        </text:list-item>
      </text:list>
      <text:p text:style-name="P62"><text:span text:style-name="T142">מ</text:span><text:span text:style-name="T148">הנירמול נובע, שכל סל בחלוקה האופטימלית כולל לכל היותר שתי מטלות גדולות, ובסך-הכל יש לכל היותר 2n מטלות גדולות. </text:span></text:p>
      <text:list xml:id="list2498042853" text:style-name="L11">
        <text:list-item>
          <text:p text:style-name="P63"><text:span text:style-name="T152">ב</text:span><text:span text:style-name="T150">דוגמה א </text:span><text:span text:style-name="T151">(שבה n=4)</text:span><text:span text:style-name="T150">, הנירמול מתבצע ע"י חלוקה ב-12. יש שש מטלות גדולות: 7/12, 7/12, 6/12, 6/12, 5/12, 5/12, והשאר קטנות (4/12). </text:span><text:span text:style-name="T151">בחלוקה האופטימלית יש שלושה סלים עם שתי מטלות גדולות, ועוד סל אחד עם מטלות קטנות בלבד.</text:span></text:p>
        </text:list-item>
      </text:list>
      <text:p text:style-name="P71"><text:span text:style-name="T149">האלגוריתם החמדני, על-פי הגדרתו, מחלק קודם את כל המטלות הגדולות, ואז את כל המטלות הקטנות. </text:span><text:span text:style-name="T173">אנחנו נוכיח את המשפט בשני </text:span><text:span text:style-name="T174">טענות-עזר</text:span><text:span text:style-name="T173">: </text:span><text:span text:style-name="T174">טענה </text:span><text:span text:style-name="T173">1 מתייחס</text:span><text:span text:style-name="T174">ת</text:span><text:span text:style-name="T173"> ל</text:span><text:span text:style-name="T174">שלב </text:span><text:span text:style-name="T173">חלוקת המטלות הגדולות, </text:span><text:span text:style-name="T174">וטענה </text:span><text:span text:style-name="T173">2 מתייחס</text:span><text:span text:style-name="T174">ת</text:span><text:span text:style-name="T173"> ל</text:span><text:span text:style-name="T174">שלב </text:span><text:span text:style-name="T173">חלוקת המטלות הקטנות.</text:span></text:p>
      <text:p text:style-name="P61"><text:span text:style-name="T110">טענ</text:span><text:span text:style-name="T116">ה</text:span><text:span text:style-name="T110"> 1:</text:span><text:span text:style-name="T111"> ל</text:span><text:span text:style-name="T112">אחר שהאלגוריתם סיים לחלק מטלות גדולות, </text:span><text:span text:style-name="T113">ערכי </text:span><text:span text:style-name="T114">כל </text:span><text:span text:style-name="T113">השחקנים קטנים או שווים 1.</text:span></text:p>
      <text:p text:style-name="P64"><text:span text:style-name="T109">הוכחה</text:span><text:span text:style-name="T152">. </text:span><text:span text:style-name="T153">אם מספר המטלות הגדולות הוא לכל היותר n, אז האלגוריתם החמדני נותן מטלה גדולה אחת בלבד לכל שחקן, וברור ושערכי כל השחקנים קטנים או שווים 1. לכן נניח שמספר המטלות הגדולות הוא n+t, עבור מספר שלם כלשהו t בין 1 ל-n.</text:span></text:p>
      <text:p text:style-name="P65"><text:span text:style-name="T152">נתאר לעצמנו</text:span><text:span text:style-name="T143"> גרף </text:span><text:span text:style-name="T154">G </text:span><text:span text:style-name="T143">שבו הקודקודים הם המטלות הגדולות, </text:span><text:span text:style-name="T158">ו</text:span><text:span text:style-name="T143">שתי מטלות </text:span><text:span text:style-name="T158">מחוברות בקשת </text:span><text:span text:style-name="T143">אם-ורק-אם סכום ערכיהן קטן או שווה 1. </text:span><text:span text:style-name="T154">כל סל בחלוקה האופטימלית מכיל לכל היותר שתי מטלות גדולות, </text:span><text:span text:style-name="T155">ש</text:span><text:span text:style-name="T154">סכום ערכיהן קטן או שווה 1. </text:span><text:span text:style-name="T160">כיוון שיש n+t מטלות גדולות, יש לכל היותר n-t סלים </text:span><text:span text:style-name="T161">המכילים מטלה </text:span><text:span text:style-name="T162">גדולה אחת או אפס. </text:span><text:span text:style-name="T154">לכן בגרף G ישנו שידוך, </text:span><text:span text:style-name="T156">שבו מספר </text:span><text:span text:style-name="T159">המטלות </text:span><text:span text:style-name="T156">הלא-משודכ</text:span><text:span text:style-name="T159">ות </text:span><text:span text:style-name="T156">הוא לכל היותר </text:span><text:span text:style-name="T157">n-t. </text:span><text:span text:style-name="T158">עכשיו נבדוק </text:span><text:span text:style-name="T159">מה נובע מזה לגבי חיבורים בין מטלות בגרף </text:span><text:span text:style-name="T163">(המטלות ממוספרות בסדר שבו האלגוריתם עובר עליהן, מהגדולה לקטנה)</text:span><text:span text:style-name="T159">:</text:span></text:p>
      <text:list xml:id="list651720307" text:style-name="L12">
        <text:list-item>
          <text:p text:style-name="P66"><text:span text:style-name="T163">נתבונן במטלות 1 עד n-t+1. לפחות אחת מהמטלות האלו משודכת בחלוקה האופטימלית, ולכן לפחות מטלה אחת מחוברת למטלה אחרת כלשהי. לכן, המטלה הקטנה ביותר בקבוצה זו, שהיא מטלה n-t+1, בהכרח מחוברת למטלה הקטנה ביותר מבין הגדולות, שהיא מטלה n+t.</text:span></text:p>
        </text:list-item>
        <text:list-item>
          <text:p text:style-name="P67"><text:span text:style-name="T163">נתבונן במטלות 1 עד n-t+</text:span><text:span text:style-name="T164">2</text:span><text:span text:style-name="T163">. לפחות </text:span><text:span text:style-name="T164">שתיים</text:span><text:span text:style-name="T163"> מהמטלות האלו משודכ</text:span><text:span text:style-name="T165">ו</text:span><text:span text:style-name="T163">ת בחלוקה האופטימלית, ולכן לפחות </text:span><text:span text:style-name="T165">שתי </text:span><text:span text:style-name="T163">מטל</text:span><text:span text:style-name="T165">ות מקבוצה זו </text:span><text:span text:style-name="T163">מחוברת </text:span><text:span text:style-name="T165">לשתי מטלות אחרות כלשהן</text:span><text:span text:style-name="T163">. לכן, </text:span><text:span text:style-name="T166">המטלה הקטנה </text:span><text:soft-page-break/><text:span text:style-name="T166">ביותר </text:span><text:span text:style-name="T163">בקבוצה זו, שהיא מטלה n-t+</text:span><text:span text:style-name="T166">2</text:span><text:span text:style-name="T163">, בהכרח מחוברת למטלה </text:span><text:span text:style-name="T166">השניה בקוטנהּ</text:span><text:span text:style-name="T163"> מבין הגדולות, שהיא מטלה n+</text:span><text:span text:style-name="T166">t-1</text:span><text:span text:style-name="T163">.</text:span></text:p>
        </text:list-item>
        <text:list-item>
          <text:p text:style-name="P76"><text:span text:style-name="T163">ב</text:span><text:span text:style-name="T79">אותו אופן, מטלה </text:span><text:span text:style-name="T167">n-t+3 מחוברת למטלה n+t-2, ובאופן כללי, מטלה n-t+k מחוברת למטלה n+t-k+1 </text:span><text:span text:style-name="T168">לכל k בין 1 ל-t. בפרט, מטלה n מחוברת למטלה n+1. המשמעות של "חיבור" זה היא, שסכום ערכי המטלות קטן או שווה 1.</text:span></text:p>
        </text:list-item>
      </text:list>
      <text:p text:style-name="P68"><text:span text:style-name="T168">כש</text:span><text:span text:style-name="T167">ה</text:span><text:span text:style-name="T168">אלגוריתם החמדני מגיע למטלה n+1, הוא נותן אותה לשחקן שקיבל את המטלה הקטנה ביותר שחולקה עד כה, שהיא מטלה n; <text:s/>מההסבר למעלה נובע, שהערך הכולל של שחקן זה קטן או שווה 1. את מטלה n+2 הוא נותן לשחקן שקיבל את מטלה n-1, וכן הלאה; באופן כללי, את מטלה n+t-k+1 הוא נותן לשחקן שקיבל את מטלה n-t+k, וכפי שהסברנו למעלה, הערך הכולל של כל השחקנים האלה קטן או שווה 1.</text:span><text:span text:style-name="T169"><text:note text:id="ftn0" text:note-class="footnote"><text:note-citation>1</text:note-citation><text:note-body><text:p text:style-name="P69"><text:span text:style-name="T168"><text:s/></text:span><text:span text:style-name="T169">מכאן גם נובע, שהאלגוריתם </text:span><text:span text:style-name="T172">אינו</text:span><text:span text:style-name="T169"> </text:span><text:span text:style-name="T170">נותן</text:span><text:span text:style-name="T169"> שלוש מטלות גדולות לאף שחקן, שכן הסכום של כל שלוש מטלות גדולות גדול ממש מ-1, והאלגוריתם החמדני תמיד נותן את המטלה הבאה למי שסכום ערכיו כולל מטלה זו יהיה </text:span><text:span text:style-name="T171">ה</text:span><text:span text:style-name="T169">קטן ביותר.</text:span></text:p></text:note-body></text:note></text:span><text:span text:style-name="T169"> <text:s text:c="3"/>***</text:span></text:p>
      <text:p text:style-name="P77"><text:span text:style-name="T169">ס</text:span><text:span text:style-name="T79">יימנו את </text:span><text:span text:style-name="T175">חלוקת המטלות הגדולות – עכשיו נראה מה קורה בשלב חלוקת המטלות הקטנות.</text:span></text:p>
      <text:p text:style-name="P70"><text:span text:style-name="T110">טענ</text:span><text:span text:style-name="T117">ה</text:span><text:span text:style-name="T110"> </text:span><text:span text:style-name="T115">2</text:span><text:span text:style-name="T110">:</text:span><text:span text:style-name="T111"> </text:span><text:span text:style-name="T119">כאשר האלגוריתם נותן מטלה קטנה לשחקן כלשהו, ערכו החדש של השחקן (כולל המטלה שקיבל) קטן או שווה</text:span><text:span text:style-name="T113"> </text:span><text:span text:style-name="T118">4/3-1/3n.</text:span></text:p>
      <text:p text:style-name="P78"><text:span text:style-name="T107">הוכחה</text:span><text:span text:style-name="T79">. </text:span><text:span text:style-name="T177">נבחין בשני מקרים:</text:span></text:p>
      <text:list xml:id="list1730056081" text:style-name="L14">
        <text:list-item>
          <text:p text:style-name="P72"><text:span text:style-name="T119">מקרה א</text:span><text:span text:style-name="T124">: ערכו </text:span><text:span text:style-name="T125">הישן של השחקן (לפני שקיבל את המטלה) קטן או שווה 1-1/3n. ערכה של המטלה החדשה הוא לכל היותר 1/3, ולכן ערכו החדש של השחקן לכל היותר <text:s text:c="2"/></text:span><text:span text:style-name="T126">4/3-1/3n.</text:span></text:p>
        </text:list-item>
        <text:list-item>
          <text:p text:style-name="P73"><text:span text:style-name="T118">מ</text:span><text:span text:style-name="T120">קרה ב</text:span><text:span text:style-name="T127">: <text:s/></text:span><text:span text:style-name="T124">ערכו </text:span><text:span text:style-name="T125">הישן של השחקן </text:span><text:span text:style-name="T127">גדול מ- </text:span><text:span text:style-name="T125">1-1/3n. </text:span><text:span text:style-name="T128">כיוון שהאלגוריתם בחר לתת את המטלה הבאה דווקא לשחקן זה, ערכם של השחקנים האחרים גדול לפחות באותה מידה. </text:span><text:span text:style-name="T129">לכן, סכום ערכי </text:span><text:span text:style-name="T130">n-1 השחקנים האחרים גדול מ:</text:span></text:p>
        </text:list-item>
        <text:list-item>
          <text:p text:style-name="P56"><text:span text:style-name="T130">(n-1)-(n-1)/3n = n-</text:span><text:span text:style-name="T132">4</text:span><text:span text:style-name="T130">/3+1/3n</text:span></text:p>
        </text:list-item>
        <text:list-item>
          <text:p text:style-name="P79"><text:span text:style-name="T123">אבל סכום ערכי המטלות כולן, כולל המטלה החדשה, הוא לכל היותר n. לכן, ערכו של השחקן ה-n לאחר שקיבל </text:span><text:span text:style-name="T132">את המטלה החדשה הוא לכל היותר:</text:span></text:p>
        </text:list-item>
        <text:list-item>
          <text:p text:style-name="P55"><text:span text:style-name="T132">n – (</text:span><text:span text:style-name="T130">n-</text:span><text:span text:style-name="T132">4</text:span><text:span text:style-name="T130">/3+1/3n</text:span><text:span text:style-name="T132">) = 4/3-1/3n.</text:span></text:p>
        </text:list-item>
      </text:list>
      <text:p text:style-name="P59">משתי הטענות ביחד נובע המשפט. ***</text:p>
      <text:p text:style-name="P75"><text:span text:style-name="T79"/></text:p>
      <text:p text:style-name="P38"/>
      <text:p text:style-name="P9">מקורות</text:p>
      <text:list xml:id="list2017326914" text:style-name="L4">
        <text:list-item>
          <text:p text:style-name="P39"><text:span text:style-name="T17">ו</text:span><text:span text:style-name="T16">יקיפדיה, Partition problem.</text:span></text:p>
        </text:list-item>
        <text:list-item>
          <text:p text:style-name="P40"><text:span text:style-name="T17">ו</text:span><text:span text:style-name="T16">יקיפדיה, Longest-processing-time algorithm.</text:span></text:p>
        </text:list-item>
        <text:list-item>
          <text:p text:style-name="P51">טל גרינשפון, קורס "אלגוריתמי זימון ושיבוץ", אוניברסיטת אריאל.</text:p>
        </text:list-item>
      </text:list>
      <text:p text:style-name="P32">סיכם: אראל סגל-הלוי.</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Consolas" svg:font-family="Consolas, 'Courier New', monospace"/>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avid CLM2" svg:font-family="'David CLM'"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Liberation Serif" fo:font-family="'Liberation Serif'" style:font-family-generic="roman" style:font-pitch="variable" fo:font-size="10pt" fo:language="en" fo:country="US" style:letter-kerning="true" style:font-name-asian="Noto Sans CJK SC Regular" style:font-family-asian="'Noto Sans CJK SC Regular'" style:font-family-generic-asian="system" style:font-pitch-asian="variable" style:font-size-asian="10pt" style:language-asian="zh" style:country-asian="CN" style:font-name-complex="Liberation Serif1" style:font-family-complex="'Liberation Serif'" style:font-family-generic-complex="system" style:font-pitch-complex="variable" style:font-size-complex="12pt" style:language-complex="he" style:country-complex="IL" fo:hyphenate="false" fo:hyphenation-remain-char-count="2" fo:hyphenation-push-char-count="2" loext:hyphenation-no-caps="false"/>
    </style:style>
    <style:style style:name="Code" style:family="paragraph" style:parent-style-name="Standard" style:default-outline-level="">
      <style:paragraph-properties fo:line-height="0.1917in" fo:text-align="start" style:justify-single-word="false" fo:padding-left="0.0555in" fo:padding-right="0.0555in" fo:padding-top="0.0138in" fo:padding-bottom="0.0138in" fo:border="0.51pt solid #000000" style:shadow="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Code_20_Char" style:display-name="Code Char" style:family="text" style:parent-style-name="Default_20_Paragraph_20_Font">
      <style:text-properties fo:background-color="transparent" style:font-name-complex="David CLM2" style:font-family-complex="'David CLM'"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25T23:40:59.037000000</dc:date>
    <meta:editing-duration>P16DT2H16M10S</meta:editing-duration>
    <meta:editing-cycles>1974</meta:editing-cycles>
    <meta:document-statistic meta:table-count="1" meta:image-count="0" meta:object-count="0" meta:page-count="5" meta:paragraph-count="100" meta:word-count="1998" meta:character-count="11467" meta:non-whitespace-character-count="9545"/>
  </office:meta>
</office:document-meta>
</file>